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115.94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102.39pt"/>
    </style:style>
    <style:style style:name="co5" style:family="table-column">
      <style:table-column-properties fo:break-before="auto" style:column-width="115.2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53.61pt"/>
    </style:style>
    <style:style style:name="co8" style:family="table-column">
      <style:table-column-properties fo:break-before="auto" style:column-width="46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st_function" table:style-name="ta1">
        <table:shapes>
          <draw:frame draw:z-index="0" draw:style-name="gr1" draw:text-style-name="P1" svg:width="1008pt" svg:height="644.29pt" svg:x="519.56pt" svg:y="631.45pt">
            <loext:p draw:notify-on-update-of-ranges="cost_function.A70:cost_function.A70 cost_function.A71:cost_function.A133 cost_function.B70:cost_function.B70 cost_function.B71:cost_function.B1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64pt" svg:height="576pt" svg:x="658.43pt" svg:y="15.99pt">
            <loext:p draw:notify-on-update-of-ranges="cost_function.C65:cost_function.E65 cost_function.C66:cost_function.E6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oveIt!</text:p>
          </table:table-cell>
          <table:table-cell office:value-type="string" calcext:value-type="string">
            <text:p>Algoritmo Geometrico</text:p>
          </table:table-cell>
          <table:table-cell table:style-name="ce1" office:value-type="string" calcext:value-type="string">
            <text:p>Algoritmo Geometrico</text:p>
          </table:table-cell>
          <table:table-cell/>
          <table:table-cell office:value-type="string" calcext:value-type="string">
            <text:p>Mayor costo moveIt!</text:p>
          </table:table-cell>
          <table:table-cell/>
        </table:table-row>
        <table:table-row table:style-name="ro1">
          <table:table-cell office:value-type="float" office:value="4.193" calcext:value-type="float">
            <text:p>4.193</text:p>
          </table:table-cell>
          <table:table-cell office:value-type="float" office:value="2.90825" calcext:value-type="float">
            <text:p>2.90825</text:p>
          </table:table-cell>
          <table:table-cell table:style-name="ce2" table:formula="of:=IF([.B2]&lt;[.A2]; 1; 0)" office:value-type="float" office:value="1" calcext:value-type="float">
            <text:p>1.00</text:p>
          </table:table-cell>
          <table:table-cell/>
          <table:table-cell table:style-name="ce3" table:formula="of:=IF([.A2]&lt;[.B2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.08118" calcext:value-type="float">
            <text:p>4.08118</text:p>
          </table:table-cell>
          <table:table-cell office:value-type="float" office:value="2.67317" calcext:value-type="float">
            <text:p>2.67317</text:p>
          </table:table-cell>
          <table:table-cell table:style-name="ce2" table:formula="of:=IF([.B3]&lt;[.A3]; 1; 0)" office:value-type="float" office:value="1" calcext:value-type="float">
            <text:p>1.00</text:p>
          </table:table-cell>
          <table:table-cell/>
          <table:table-cell table:style-name="ce3" table:formula="of:=IF([.A3]&lt;[.B3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.01554" calcext:value-type="float">
            <text:p>4.01554</text:p>
          </table:table-cell>
          <table:table-cell office:value-type="float" office:value="2.3758" calcext:value-type="float">
            <text:p>2.3758</text:p>
          </table:table-cell>
          <table:table-cell table:style-name="ce2" table:formula="of:=IF([.B4]&lt;[.A4]; 1; 0)" office:value-type="float" office:value="1" calcext:value-type="float">
            <text:p>1.00</text:p>
          </table:table-cell>
          <table:table-cell/>
          <table:table-cell table:style-name="ce3" table:formula="of:=IF([.A4]&lt;[.B4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.32639" calcext:value-type="float">
            <text:p>4.32639</text:p>
          </table:table-cell>
          <table:table-cell office:value-type="float" office:value="2.3389" calcext:value-type="float">
            <text:p>2.3389</text:p>
          </table:table-cell>
          <table:table-cell table:style-name="ce2" table:formula="of:=IF([.B5]&lt;[.A5]; 1; 0)" office:value-type="float" office:value="1" calcext:value-type="float">
            <text:p>1.00</text:p>
          </table:table-cell>
          <table:table-cell/>
          <table:table-cell table:style-name="ce3" table:formula="of:=IF([.A5]&lt;[.B5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5.21216" calcext:value-type="float">
            <text:p>5.21216</text:p>
          </table:table-cell>
          <table:table-cell office:value-type="float" office:value="2.56252" calcext:value-type="float">
            <text:p>2.56252</text:p>
          </table:table-cell>
          <table:table-cell table:style-name="ce2" table:formula="of:=IF([.B6]&lt;[.A6]; 1; 0)" office:value-type="float" office:value="1" calcext:value-type="float">
            <text:p>1.00</text:p>
          </table:table-cell>
          <table:table-cell/>
          <table:table-cell table:style-name="ce3" table:formula="of:=IF([.A6]&lt;[.B6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.91146" calcext:value-type="float">
            <text:p>4.91146</text:p>
          </table:table-cell>
          <table:table-cell office:value-type="float" office:value="2.2896" calcext:value-type="float">
            <text:p>2.2896</text:p>
          </table:table-cell>
          <table:table-cell table:style-name="ce2" table:formula="of:=IF([.B7]&lt;[.A7]; 1; 0)" office:value-type="float" office:value="1" calcext:value-type="float">
            <text:p>1.00</text:p>
          </table:table-cell>
          <table:table-cell/>
          <table:table-cell table:style-name="ce3" table:formula="of:=IF([.A7]&lt;[.B7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.62521" calcext:value-type="float">
            <text:p>4.62521</text:p>
          </table:table-cell>
          <table:table-cell office:value-type="float" office:value="1.97494" calcext:value-type="float">
            <text:p>1.97494</text:p>
          </table:table-cell>
          <table:table-cell table:style-name="ce2" table:formula="of:=IF([.B8]&lt;[.A8]; 1; 0)" office:value-type="float" office:value="1" calcext:value-type="float">
            <text:p>1.00</text:p>
          </table:table-cell>
          <table:table-cell/>
          <table:table-cell table:style-name="ce3" table:formula="of:=IF([.A8]&lt;[.B8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.46246" calcext:value-type="float">
            <text:p>4.46246</text:p>
          </table:table-cell>
          <table:table-cell office:value-type="float" office:value="1.89717" calcext:value-type="float">
            <text:p>1.89717</text:p>
          </table:table-cell>
          <table:table-cell table:style-name="ce2" table:formula="of:=IF([.B9]&lt;[.A9]; 1; 0)" office:value-type="float" office:value="1" calcext:value-type="float">
            <text:p>1.00</text:p>
          </table:table-cell>
          <table:table-cell/>
          <table:table-cell table:style-name="ce3" table:formula="of:=IF([.A9]&lt;[.B9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.11527" calcext:value-type="float">
            <text:p>4.11527</text:p>
          </table:table-cell>
          <table:table-cell office:value-type="float" office:value="1.85971" calcext:value-type="float">
            <text:p>1.85971</text:p>
          </table:table-cell>
          <table:table-cell table:style-name="ce2" table:formula="of:=IF([.B10]&lt;[.A10]; 1; 0)" office:value-type="float" office:value="1" calcext:value-type="float">
            <text:p>1.00</text:p>
          </table:table-cell>
          <table:table-cell/>
          <table:table-cell table:style-name="ce3" table:formula="of:=IF([.A10]&lt;[.B10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5.2962" calcext:value-type="float">
            <text:p>5.2962</text:p>
          </table:table-cell>
          <table:table-cell office:value-type="float" office:value="2.43214" calcext:value-type="float">
            <text:p>2.43214</text:p>
          </table:table-cell>
          <table:table-cell table:style-name="ce2" table:formula="of:=IF([.B11]&lt;[.A11]; 1; 0)" office:value-type="float" office:value="1" calcext:value-type="float">
            <text:p>1.00</text:p>
          </table:table-cell>
          <table:table-cell/>
          <table:table-cell table:style-name="ce3" table:formula="of:=IF([.A11]&lt;[.B11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.98902" calcext:value-type="float">
            <text:p>4.98902</text:p>
          </table:table-cell>
          <table:table-cell office:value-type="float" office:value="2.14335" calcext:value-type="float">
            <text:p>2.14335</text:p>
          </table:table-cell>
          <table:table-cell table:style-name="ce2" table:formula="of:=IF([.B12]&lt;[.A12]; 1; 0)" office:value-type="float" office:value="1" calcext:value-type="float">
            <text:p>1.00</text:p>
          </table:table-cell>
          <table:table-cell/>
          <table:table-cell table:style-name="ce3" table:formula="of:=IF([.A12]&lt;[.B12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.69733" calcext:value-type="float">
            <text:p>4.69733</text:p>
          </table:table-cell>
          <table:table-cell office:value-type="float" office:value="1.81866" calcext:value-type="float">
            <text:p>1.81866</text:p>
          </table:table-cell>
          <table:table-cell table:style-name="ce2" table:formula="of:=IF([.B13]&lt;[.A13]; 1; 0)" office:value-type="float" office:value="1" calcext:value-type="float">
            <text:p>1.00</text:p>
          </table:table-cell>
          <table:table-cell/>
          <table:table-cell table:style-name="ce3" table:formula="of:=IF([.A13]&lt;[.B13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.52513" calcext:value-type="float">
            <text:p>4.52513</text:p>
          </table:table-cell>
          <table:table-cell office:value-type="float" office:value="1.73503" calcext:value-type="float">
            <text:p>1.73503</text:p>
          </table:table-cell>
          <table:table-cell table:style-name="ce2" table:formula="of:=IF([.B14]&lt;[.A14]; 1; 0)" office:value-type="float" office:value="1" calcext:value-type="float">
            <text:p>1.00</text:p>
          </table:table-cell>
          <table:table-cell/>
          <table:table-cell table:style-name="ce3" table:formula="of:=IF([.A14]&lt;[.B14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.16976" calcext:value-type="float">
            <text:p>4.16976</text:p>
          </table:table-cell>
          <table:table-cell office:value-type="float" office:value="1.71651" calcext:value-type="float">
            <text:p>1.71651</text:p>
          </table:table-cell>
          <table:table-cell table:style-name="ce2" table:formula="of:=IF([.B15]&lt;[.A15]; 1; 0)" office:value-type="float" office:value="1" calcext:value-type="float">
            <text:p>1.00</text:p>
          </table:table-cell>
          <table:table-cell/>
          <table:table-cell table:style-name="ce3" table:formula="of:=IF([.A15]&lt;[.B15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5.11602" calcext:value-type="float">
            <text:p>5.11602</text:p>
          </table:table-cell>
          <table:table-cell office:value-type="float" office:value="2.80174" calcext:value-type="float">
            <text:p>2.80174</text:p>
          </table:table-cell>
          <table:table-cell table:style-name="ce2" table:formula="of:=IF([.B16]&lt;[.A16]; 1; 0)" office:value-type="float" office:value="1" calcext:value-type="float">
            <text:p>1.00</text:p>
          </table:table-cell>
          <table:table-cell/>
          <table:table-cell table:style-name="ce3" table:formula="of:=IF([.A16]&lt;[.B16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.79172" calcext:value-type="float">
            <text:p>4.79172</text:p>
          </table:table-cell>
          <table:table-cell office:value-type="float" office:value="2.55621" calcext:value-type="float">
            <text:p>2.55621</text:p>
          </table:table-cell>
          <table:table-cell table:style-name="ce2" table:formula="of:=IF([.B17]&lt;[.A17]; 1; 0)" office:value-type="float" office:value="1" calcext:value-type="float">
            <text:p>1.00</text:p>
          </table:table-cell>
          <table:table-cell/>
          <table:table-cell table:style-name="ce3" table:formula="of:=IF([.A17]&lt;[.B17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.49292" calcext:value-type="float">
            <text:p>4.49292</text:p>
          </table:table-cell>
          <table:table-cell office:value-type="float" office:value="2.25585" calcext:value-type="float">
            <text:p>2.25585</text:p>
          </table:table-cell>
          <table:table-cell table:style-name="ce2" table:formula="of:=IF([.B18]&lt;[.A18]; 1; 0)" office:value-type="float" office:value="1" calcext:value-type="float">
            <text:p>1.00</text:p>
          </table:table-cell>
          <table:table-cell/>
          <table:table-cell table:style-name="ce3" table:formula="of:=IF([.A18]&lt;[.B18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.31189" calcext:value-type="float">
            <text:p>4.31189</text:p>
          </table:table-cell>
          <table:table-cell office:value-type="float" office:value="2.20144" calcext:value-type="float">
            <text:p>2.20144</text:p>
          </table:table-cell>
          <table:table-cell table:style-name="ce2" table:formula="of:=IF([.B19]&lt;[.A19]; 1; 0)" office:value-type="float" office:value="1" calcext:value-type="float">
            <text:p>1.00</text:p>
          </table:table-cell>
          <table:table-cell/>
          <table:table-cell table:style-name="ce3" table:formula="of:=IF([.A19]&lt;[.B19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3.91354" calcext:value-type="float">
            <text:p>3.91354</text:p>
          </table:table-cell>
          <table:table-cell office:value-type="float" office:value="2.12065" calcext:value-type="float">
            <text:p>2.12065</text:p>
          </table:table-cell>
          <table:table-cell table:style-name="ce2" table:formula="of:=IF([.B20]&lt;[.A20]; 1; 0)" office:value-type="float" office:value="1" calcext:value-type="float">
            <text:p>1.00</text:p>
          </table:table-cell>
          <table:table-cell/>
          <table:table-cell table:style-name="ce3" table:formula="of:=IF([.A20]&lt;[.B20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5.56741" calcext:value-type="float">
            <text:p>5.56741</text:p>
          </table:table-cell>
          <table:table-cell office:value-type="float" office:value="3.34723" calcext:value-type="float">
            <text:p>3.34723</text:p>
          </table:table-cell>
          <table:table-cell table:style-name="ce2" table:formula="of:=IF([.B21]&lt;[.A21]; 1; 0)" office:value-type="float" office:value="1" calcext:value-type="float">
            <text:p>1.00</text:p>
          </table:table-cell>
          <table:table-cell/>
          <table:table-cell table:style-name="ce3" table:formula="of:=IF([.A21]&lt;[.B21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5.2753" calcext:value-type="float">
            <text:p>5.2753</text:p>
          </table:table-cell>
          <table:table-cell office:value-type="float" office:value="3.20616" calcext:value-type="float">
            <text:p>3.20616</text:p>
          </table:table-cell>
          <table:table-cell table:style-name="ce2" table:formula="of:=IF([.B22]&lt;[.A22]; 1; 0)" office:value-type="float" office:value="1" calcext:value-type="float">
            <text:p>1.00</text:p>
          </table:table-cell>
          <table:table-cell/>
          <table:table-cell table:style-name="ce3" table:formula="of:=IF([.A22]&lt;[.B22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.92291" calcext:value-type="float">
            <text:p>4.92291</text:p>
          </table:table-cell>
          <table:table-cell office:value-type="float" office:value="3.02358" calcext:value-type="float">
            <text:p>3.02358</text:p>
          </table:table-cell>
          <table:table-cell table:style-name="ce2" table:formula="of:=IF([.B23]&lt;[.A23]; 1; 0)" office:value-type="float" office:value="1" calcext:value-type="float">
            <text:p>1.00</text:p>
          </table:table-cell>
          <table:table-cell/>
          <table:table-cell table:style-name="ce3" table:formula="of:=IF([.A23]&lt;[.B23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.76854" calcext:value-type="float">
            <text:p>4.76854</text:p>
          </table:table-cell>
          <table:table-cell office:value-type="float" office:value="2.85377" calcext:value-type="float">
            <text:p>2.85377</text:p>
          </table:table-cell>
          <table:table-cell table:style-name="ce2" table:formula="of:=IF([.B24]&lt;[.A24]; 1; 0)" office:value-type="float" office:value="1" calcext:value-type="float">
            <text:p>1.00</text:p>
          </table:table-cell>
          <table:table-cell/>
          <table:table-cell table:style-name="ce3" table:formula="of:=IF([.A24]&lt;[.B24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.65526" calcext:value-type="float">
            <text:p>4.65526</text:p>
          </table:table-cell>
          <table:table-cell office:value-type="float" office:value="2.74807" calcext:value-type="float">
            <text:p>2.74807</text:p>
          </table:table-cell>
          <table:table-cell table:style-name="ce2" table:formula="of:=IF([.B25]&lt;[.A25]; 1; 0)" office:value-type="float" office:value="1" calcext:value-type="float">
            <text:p>1.00</text:p>
          </table:table-cell>
          <table:table-cell/>
          <table:table-cell table:style-name="ce3" table:formula="of:=IF([.A25]&lt;[.B25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5.40396" calcext:value-type="float">
            <text:p>5.40396</text:p>
          </table:table-cell>
          <table:table-cell office:value-type="float" office:value="2.49574" calcext:value-type="float">
            <text:p>2.49574</text:p>
          </table:table-cell>
          <table:table-cell table:style-name="ce2" table:formula="of:=IF([.B26]&lt;[.A26]; 1; 0)" office:value-type="float" office:value="1" calcext:value-type="float">
            <text:p>1.00</text:p>
          </table:table-cell>
          <table:table-cell/>
          <table:table-cell table:style-name="ce3" table:formula="of:=IF([.A26]&lt;[.B26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.93436" calcext:value-type="float">
            <text:p>4.93436</text:p>
          </table:table-cell>
          <table:table-cell office:value-type="float" office:value="2.63739" calcext:value-type="float">
            <text:p>2.63739</text:p>
          </table:table-cell>
          <table:table-cell table:style-name="ce2" table:formula="of:=IF([.B27]&lt;[.A27]; 1; 0)" office:value-type="float" office:value="1" calcext:value-type="float">
            <text:p>1.00</text:p>
          </table:table-cell>
          <table:table-cell/>
          <table:table-cell table:style-name="ce3" table:formula="of:=IF([.A27]&lt;[.B27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.57928" calcext:value-type="float">
            <text:p>4.57928</text:p>
          </table:table-cell>
          <table:table-cell office:value-type="float" office:value="2.37979" calcext:value-type="float">
            <text:p>2.37979</text:p>
          </table:table-cell>
          <table:table-cell table:style-name="ce2" table:formula="of:=IF([.B28]&lt;[.A28]; 1; 0)" office:value-type="float" office:value="1" calcext:value-type="float">
            <text:p>1.00</text:p>
          </table:table-cell>
          <table:table-cell/>
          <table:table-cell table:style-name="ce3" table:formula="of:=IF([.A28]&lt;[.B28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.3686" calcext:value-type="float">
            <text:p>4.3686</text:p>
          </table:table-cell>
          <table:table-cell office:value-type="float" office:value="2.15922" calcext:value-type="float">
            <text:p>2.15922</text:p>
          </table:table-cell>
          <table:table-cell table:style-name="ce2" table:formula="of:=IF([.B29]&lt;[.A29]; 1; 0)" office:value-type="float" office:value="1" calcext:value-type="float">
            <text:p>1.00</text:p>
          </table:table-cell>
          <table:table-cell/>
          <table:table-cell table:style-name="ce3" table:formula="of:=IF([.A29]&lt;[.B29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.27932" calcext:value-type="float">
            <text:p>4.27932</text:p>
          </table:table-cell>
          <table:table-cell office:value-type="float" office:value="2.10523" calcext:value-type="float">
            <text:p>2.10523</text:p>
          </table:table-cell>
          <table:table-cell table:style-name="ce2" table:formula="of:=IF([.B30]&lt;[.A30]; 1; 0)" office:value-type="float" office:value="1" calcext:value-type="float">
            <text:p>1.00</text:p>
          </table:table-cell>
          <table:table-cell/>
          <table:table-cell table:style-name="ce3" table:formula="of:=IF([.A30]&lt;[.B30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.06059" calcext:value-type="float">
            <text:p>4.06059</text:p>
          </table:table-cell>
          <table:table-cell office:value-type="float" office:value="1.98505" calcext:value-type="float">
            <text:p>1.98505</text:p>
          </table:table-cell>
          <table:table-cell table:style-name="ce2" table:formula="of:=IF([.B31]&lt;[.A31]; 1; 0)" office:value-type="float" office:value="1" calcext:value-type="float">
            <text:p>1.00</text:p>
          </table:table-cell>
          <table:table-cell/>
          <table:table-cell table:style-name="ce3" table:formula="of:=IF([.A31]&lt;[.B31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2.81014" calcext:value-type="float">
            <text:p>2.81014</text:p>
          </table:table-cell>
          <table:table-cell office:value-type="float" office:value="2.41539" calcext:value-type="float">
            <text:p>2.41539</text:p>
          </table:table-cell>
          <table:table-cell table:style-name="ce2" table:formula="of:=IF([.B32]&lt;[.A32]; 1; 0)" office:value-type="float" office:value="1" calcext:value-type="float">
            <text:p>1.00</text:p>
          </table:table-cell>
          <table:table-cell/>
          <table:table-cell table:style-name="ce3" table:formula="of:=IF([.A32]&lt;[.B32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2.47195" calcext:value-type="float">
            <text:p>2.47195</text:p>
          </table:table-cell>
          <table:table-cell office:value-type="float" office:value="2.11308" calcext:value-type="float">
            <text:p>2.11308</text:p>
          </table:table-cell>
          <table:table-cell table:style-name="ce2" table:formula="of:=IF([.B33]&lt;[.A33]; 1; 0)" office:value-type="float" office:value="1" calcext:value-type="float">
            <text:p>1.00</text:p>
          </table:table-cell>
          <table:table-cell/>
          <table:table-cell table:style-name="ce3" table:formula="of:=IF([.A33]&lt;[.B33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2.21726" calcext:value-type="float">
            <text:p>2.21726</text:p>
          </table:table-cell>
          <table:table-cell office:value-type="float" office:value="1.87113" calcext:value-type="float">
            <text:p>1.87113</text:p>
          </table:table-cell>
          <table:table-cell table:style-name="ce2" table:formula="of:=IF([.B34]&lt;[.A34]; 1; 0)" office:value-type="float" office:value="1" calcext:value-type="float">
            <text:p>1.00</text:p>
          </table:table-cell>
          <table:table-cell/>
          <table:table-cell table:style-name="ce3" table:formula="of:=IF([.A34]&lt;[.B34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2.2134" calcext:value-type="float">
            <text:p>2.2134</text:p>
          </table:table-cell>
          <table:table-cell office:value-type="float" office:value="1.84277" calcext:value-type="float">
            <text:p>1.84277</text:p>
          </table:table-cell>
          <table:table-cell table:style-name="ce2" table:formula="of:=IF([.B35]&lt;[.A35]; 1; 0)" office:value-type="float" office:value="1" calcext:value-type="float">
            <text:p>1.00</text:p>
          </table:table-cell>
          <table:table-cell/>
          <table:table-cell table:style-name="ce3" table:formula="of:=IF([.A35]&lt;[.B35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2.20424" calcext:value-type="float">
            <text:p>2.20424</text:p>
          </table:table-cell>
          <table:table-cell office:value-type="float" office:value="1.78069" calcext:value-type="float">
            <text:p>1.78069</text:p>
          </table:table-cell>
          <table:table-cell table:style-name="ce2" table:formula="of:=IF([.B36]&lt;[.A36]; 1; 0)" office:value-type="float" office:value="1" calcext:value-type="float">
            <text:p>1.00</text:p>
          </table:table-cell>
          <table:table-cell/>
          <table:table-cell table:style-name="ce3" table:formula="of:=IF([.A36]&lt;[.B36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.3556" calcext:value-type="float">
            <text:p>4.3556</text:p>
          </table:table-cell>
          <table:table-cell office:value-type="float" office:value="3.20165" calcext:value-type="float">
            <text:p>3.20165</text:p>
          </table:table-cell>
          <table:table-cell table:style-name="ce2" table:formula="of:=IF([.B37]&lt;[.A37]; 1; 0)" office:value-type="float" office:value="1" calcext:value-type="float">
            <text:p>1.00</text:p>
          </table:table-cell>
          <table:table-cell/>
          <table:table-cell table:style-name="ce3" table:formula="of:=IF([.A37]&lt;[.B37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.08521" calcext:value-type="float">
            <text:p>4.08521</text:p>
          </table:table-cell>
          <table:table-cell office:value-type="float" office:value="3.03573" calcext:value-type="float">
            <text:p>3.03573</text:p>
          </table:table-cell>
          <table:table-cell table:style-name="ce2" table:formula="of:=IF([.B38]&lt;[.A38]; 1; 0)" office:value-type="float" office:value="1" calcext:value-type="float">
            <text:p>1.00</text:p>
          </table:table-cell>
          <table:table-cell/>
          <table:table-cell table:style-name="ce3" table:formula="of:=IF([.A38]&lt;[.B38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3.76643" calcext:value-type="float">
            <text:p>3.76643</text:p>
          </table:table-cell>
          <table:table-cell office:value-type="float" office:value="2.83871" calcext:value-type="float">
            <text:p>2.83871</text:p>
          </table:table-cell>
          <table:table-cell table:style-name="ce2" table:formula="of:=IF([.B39]&lt;[.A39]; 1; 0)" office:value-type="float" office:value="1" calcext:value-type="float">
            <text:p>1.00</text:p>
          </table:table-cell>
          <table:table-cell/>
          <table:table-cell table:style-name="ce3" table:formula="of:=IF([.A39]&lt;[.B39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3.55006" calcext:value-type="float">
            <text:p>3.55006</text:p>
          </table:table-cell>
          <table:table-cell office:value-type="float" office:value="2.65404" calcext:value-type="float">
            <text:p>2.65404</text:p>
          </table:table-cell>
          <table:table-cell table:style-name="ce2" table:formula="of:=IF([.B40]&lt;[.A40]; 1; 0)" office:value-type="float" office:value="1" calcext:value-type="float">
            <text:p>1.00</text:p>
          </table:table-cell>
          <table:table-cell/>
          <table:table-cell table:style-name="ce3" table:formula="of:=IF([.A40]&lt;[.B40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3.51279" calcext:value-type="float">
            <text:p>3.51279</text:p>
          </table:table-cell>
          <table:table-cell office:value-type="float" office:value="2.56184" calcext:value-type="float">
            <text:p>2.56184</text:p>
          </table:table-cell>
          <table:table-cell table:style-name="ce2" table:formula="of:=IF([.B41]&lt;[.A41]; 1; 0)" office:value-type="float" office:value="1" calcext:value-type="float">
            <text:p>1.00</text:p>
          </table:table-cell>
          <table:table-cell/>
          <table:table-cell table:style-name="ce3" table:formula="of:=IF([.A41]&lt;[.B41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3.42013" calcext:value-type="float">
            <text:p>3.42013</text:p>
          </table:table-cell>
          <table:table-cell office:value-type="float" office:value="2.34748" calcext:value-type="float">
            <text:p>2.34748</text:p>
          </table:table-cell>
          <table:table-cell table:style-name="ce2" table:formula="of:=IF([.B42]&lt;[.A42]; 1; 0)" office:value-type="float" office:value="1" calcext:value-type="float">
            <text:p>1.00</text:p>
          </table:table-cell>
          <table:table-cell/>
          <table:table-cell table:style-name="ce3" table:formula="of:=IF([.A42]&lt;[.B42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5.6089" calcext:value-type="float">
            <text:p>5.6089</text:p>
          </table:table-cell>
          <table:table-cell office:value-type="float" office:value="4.65084" calcext:value-type="float">
            <text:p>4.65084</text:p>
          </table:table-cell>
          <table:table-cell table:style-name="ce2" table:formula="of:=IF([.B43]&lt;[.A43]; 1; 0)" office:value-type="float" office:value="1" calcext:value-type="float">
            <text:p>1.00</text:p>
          </table:table-cell>
          <table:table-cell/>
          <table:table-cell table:style-name="ce3" table:formula="of:=IF([.A43]&lt;[.B43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6.55322" calcext:value-type="float">
            <text:p>6.55322</text:p>
          </table:table-cell>
          <table:table-cell office:value-type="float" office:value="4.31039" calcext:value-type="float">
            <text:p>4.31039</text:p>
          </table:table-cell>
          <table:table-cell table:style-name="ce2" table:formula="of:=IF([.B44]&lt;[.A44]; 1; 0)" office:value-type="float" office:value="1" calcext:value-type="float">
            <text:p>1.00</text:p>
          </table:table-cell>
          <table:table-cell/>
          <table:table-cell table:style-name="ce3" table:formula="of:=IF([.A44]&lt;[.B44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5.87375" calcext:value-type="float">
            <text:p>5.87375</text:p>
          </table:table-cell>
          <table:table-cell office:value-type="float" office:value="3.55557" calcext:value-type="float">
            <text:p>3.55557</text:p>
          </table:table-cell>
          <table:table-cell table:style-name="ce2" table:formula="of:=IF([.B45]&lt;[.A45]; 1; 0)" office:value-type="float" office:value="1" calcext:value-type="float">
            <text:p>1.00</text:p>
          </table:table-cell>
          <table:table-cell/>
          <table:table-cell table:style-name="ce3" table:formula="of:=IF([.A45]&lt;[.B45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.96473" calcext:value-type="float">
            <text:p>4.96473</text:p>
          </table:table-cell>
          <table:table-cell office:value-type="float" office:value="4.72593" calcext:value-type="float">
            <text:p>4.72593</text:p>
          </table:table-cell>
          <table:table-cell table:style-name="ce2" table:formula="of:=IF([.B46]&lt;[.A46]; 1; 0)" office:value-type="float" office:value="1" calcext:value-type="float">
            <text:p>1.00</text:p>
          </table:table-cell>
          <table:table-cell/>
          <table:table-cell table:style-name="ce3" table:formula="of:=IF([.A46]&lt;[.B46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6.14442" calcext:value-type="float">
            <text:p>6.14442</text:p>
          </table:table-cell>
          <table:table-cell office:value-type="float" office:value="3.9067" calcext:value-type="float">
            <text:p>3.9067</text:p>
          </table:table-cell>
          <table:table-cell table:style-name="ce2" table:formula="of:=IF([.B47]&lt;[.A47]; 1; 0)" office:value-type="float" office:value="1" calcext:value-type="float">
            <text:p>1.00</text:p>
          </table:table-cell>
          <table:table-cell/>
          <table:table-cell table:style-name="ce3" table:formula="of:=IF([.A47]&lt;[.B47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5.4814" calcext:value-type="float">
            <text:p>5.4814</text:p>
          </table:table-cell>
          <table:table-cell office:value-type="float" office:value="2.74614" calcext:value-type="float">
            <text:p>2.74614</text:p>
          </table:table-cell>
          <table:table-cell table:style-name="ce2" table:formula="of:=IF([.B48]&lt;[.A48]; 1; 0)" office:value-type="float" office:value="1" calcext:value-type="float">
            <text:p>1.00</text:p>
          </table:table-cell>
          <table:table-cell/>
          <table:table-cell table:style-name="ce3" table:formula="of:=IF([.A48]&lt;[.B48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.52999" calcext:value-type="float">
            <text:p>4.52999</text:p>
          </table:table-cell>
          <table:table-cell office:value-type="float" office:value="4.77494" calcext:value-type="float">
            <text:p>4.77494</text:p>
          </table:table-cell>
          <table:table-cell table:style-name="ce2" table:formula="of:=IF([.B49]&lt;[.A49]; 1; 0)" office:value-type="float" office:value="0" calcext:value-type="float">
            <text:p>0.00</text:p>
          </table:table-cell>
          <table:table-cell/>
          <table:table-cell table:style-name="ce3" table:formula="of:=IF([.A49]&lt;[.B49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675" calcext:value-type="float">
            <text:p>4.675</text:p>
          </table:table-cell>
          <table:table-cell office:value-type="float" office:value="3.32482" calcext:value-type="float">
            <text:p>3.32482</text:p>
          </table:table-cell>
          <table:table-cell table:style-name="ce2" table:formula="of:=IF([.B50]&lt;[.A50]; 1; 0)" office:value-type="float" office:value="1" calcext:value-type="float">
            <text:p>1.00</text:p>
          </table:table-cell>
          <table:table-cell/>
          <table:table-cell table:style-name="ce3" table:formula="of:=IF([.A50]&lt;[.B50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.74154" calcext:value-type="float">
            <text:p>4.74154</text:p>
          </table:table-cell>
          <table:table-cell office:value-type="float" office:value="2.21907" calcext:value-type="float">
            <text:p>2.21907</text:p>
          </table:table-cell>
          <table:table-cell table:style-name="ce2" table:formula="of:=IF([.B51]&lt;[.A51]; 1; 0)" office:value-type="float" office:value="1" calcext:value-type="float">
            <text:p>1.00</text:p>
          </table:table-cell>
          <table:table-cell/>
          <table:table-cell table:style-name="ce3" table:formula="of:=IF([.A51]&lt;[.B51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2.17724" calcext:value-type="float">
            <text:p>2.17724</text:p>
          </table:table-cell>
          <table:table-cell office:value-type="float" office:value="4.67364" calcext:value-type="float">
            <text:p>4.67364</text:p>
          </table:table-cell>
          <table:table-cell table:style-name="ce2" table:formula="of:=IF([.B52]&lt;[.A52]; 1; 0)" office:value-type="float" office:value="0" calcext:value-type="float">
            <text:p>0.00</text:p>
          </table:table-cell>
          <table:table-cell/>
          <table:table-cell table:style-name="ce3" table:formula="of:=IF([.A52]&lt;[.B52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2.24438" calcext:value-type="float">
            <text:p>2.24438</text:p>
          </table:table-cell>
          <table:table-cell office:value-type="float" office:value="4.2496" calcext:value-type="float">
            <text:p>4.2496</text:p>
          </table:table-cell>
          <table:table-cell table:style-name="ce2" table:formula="of:=IF([.B53]&lt;[.A53]; 1; 0)" office:value-type="float" office:value="0" calcext:value-type="float">
            <text:p>0.00</text:p>
          </table:table-cell>
          <table:table-cell/>
          <table:table-cell table:style-name="ce3" table:formula="of:=IF([.A53]&lt;[.B53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2.32431" calcext:value-type="float">
            <text:p>2.32431</text:p>
          </table:table-cell>
          <table:table-cell office:value-type="float" office:value="3.37945" calcext:value-type="float">
            <text:p>3.37945</text:p>
          </table:table-cell>
          <table:table-cell table:style-name="ce2" table:formula="of:=IF([.B54]&lt;[.A54]; 1; 0)" office:value-type="float" office:value="0" calcext:value-type="float">
            <text:p>0.00</text:p>
          </table:table-cell>
          <table:table-cell/>
          <table:table-cell table:style-name="ce3" table:formula="of:=IF([.A54]&lt;[.B54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5.00649" calcext:value-type="float">
            <text:p>5.00649</text:p>
          </table:table-cell>
          <table:table-cell office:value-type="float" office:value="4.05165" calcext:value-type="float">
            <text:p>4.05165</text:p>
          </table:table-cell>
          <table:table-cell table:style-name="ce2" table:formula="of:=IF([.B55]&lt;[.A55]; 1; 0)" office:value-type="float" office:value="1" calcext:value-type="float">
            <text:p>1.00</text:p>
          </table:table-cell>
          <table:table-cell/>
          <table:table-cell table:style-name="ce3" table:formula="of:=IF([.A55]&lt;[.B55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5.191" calcext:value-type="float">
            <text:p>5.191</text:p>
          </table:table-cell>
          <table:table-cell office:value-type="float" office:value="4.44156" calcext:value-type="float">
            <text:p>4.44156</text:p>
          </table:table-cell>
          <table:table-cell table:style-name="ce2" table:formula="of:=IF([.B56]&lt;[.A56]; 1; 0)" office:value-type="float" office:value="1" calcext:value-type="float">
            <text:p>1.00</text:p>
          </table:table-cell>
          <table:table-cell/>
          <table:table-cell table:style-name="ce3" table:formula="of:=IF([.A56]&lt;[.B56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5.05822" calcext:value-type="float">
            <text:p>5.05822</text:p>
          </table:table-cell>
          <table:table-cell office:value-type="float" office:value="3.02735" calcext:value-type="float">
            <text:p>3.02735</text:p>
          </table:table-cell>
          <table:table-cell table:style-name="ce2" table:formula="of:=IF([.B57]&lt;[.A57]; 1; 0)" office:value-type="float" office:value="1" calcext:value-type="float">
            <text:p>1.00</text:p>
          </table:table-cell>
          <table:table-cell/>
          <table:table-cell table:style-name="ce3" table:formula="of:=IF([.A57]&lt;[.B57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.98111" calcext:value-type="float">
            <text:p>4.98111</text:p>
          </table:table-cell>
          <table:table-cell office:value-type="float" office:value="2.46968" calcext:value-type="float">
            <text:p>2.46968</text:p>
          </table:table-cell>
          <table:table-cell table:style-name="ce2" table:formula="of:=IF([.B58]&lt;[.A58]; 1; 0)" office:value-type="float" office:value="1" calcext:value-type="float">
            <text:p>1.00</text:p>
          </table:table-cell>
          <table:table-cell/>
          <table:table-cell table:style-name="ce3" table:formula="of:=IF([.A58]&lt;[.B58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5.02641" calcext:value-type="float">
            <text:p>5.02641</text:p>
          </table:table-cell>
          <table:table-cell office:value-type="float" office:value="3.66901" calcext:value-type="float">
            <text:p>3.66901</text:p>
          </table:table-cell>
          <table:table-cell table:style-name="ce2" table:formula="of:=IF([.B59]&lt;[.A59]; 1; 0)" office:value-type="float" office:value="1" calcext:value-type="float">
            <text:p>1.00</text:p>
          </table:table-cell>
          <table:table-cell/>
          <table:table-cell table:style-name="ce3" table:formula="of:=IF([.A59]&lt;[.B59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.77204" calcext:value-type="float">
            <text:p>4.77204</text:p>
          </table:table-cell>
          <table:table-cell office:value-type="float" office:value="4.01669" calcext:value-type="float">
            <text:p>4.01669</text:p>
          </table:table-cell>
          <table:table-cell table:style-name="ce2" table:formula="of:=IF([.B60]&lt;[.A60]; 1; 0)" office:value-type="float" office:value="1" calcext:value-type="float">
            <text:p>1.00</text:p>
          </table:table-cell>
          <table:table-cell/>
          <table:table-cell table:style-name="ce3" table:formula="of:=IF([.A60]&lt;[.B60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6.32056" calcext:value-type="float">
            <text:p>6.32056</text:p>
          </table:table-cell>
          <table:table-cell office:value-type="float" office:value="3.8321" calcext:value-type="float">
            <text:p>3.8321</text:p>
          </table:table-cell>
          <table:table-cell table:style-name="ce2" table:formula="of:=IF([.B61]&lt;[.A61]; 1; 0)" office:value-type="float" office:value="1" calcext:value-type="float">
            <text:p>1.00</text:p>
          </table:table-cell>
          <table:table-cell/>
          <table:table-cell table:style-name="ce3" table:formula="of:=IF([.A61]&lt;[.B61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6.34888" calcext:value-type="float">
            <text:p>6.34888</text:p>
          </table:table-cell>
          <table:table-cell office:value-type="float" office:value="2.99019" calcext:value-type="float">
            <text:p>2.99019</text:p>
          </table:table-cell>
          <table:table-cell table:style-name="ce2" table:formula="of:=IF([.B62]&lt;[.A62]; 1; 0)" office:value-type="float" office:value="1" calcext:value-type="float">
            <text:p>1.00</text:p>
          </table:table-cell>
          <table:table-cell/>
          <table:table-cell table:style-name="ce3" table:formula="of:=IF([.A62]&lt;[.B62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.10897" calcext:value-type="float">
            <text:p>4.10897</text:p>
          </table:table-cell>
          <table:table-cell office:value-type="float" office:value="2.70508" calcext:value-type="float">
            <text:p>2.70508</text:p>
          </table:table-cell>
          <table:table-cell table:style-name="ce2" table:formula="of:=IF([.B63]&lt;[.A63]; 1; 0)" office:value-type="float" office:value="1" calcext:value-type="float">
            <text:p>1.00</text:p>
          </table:table-cell>
          <table:table-cell/>
          <table:table-cell table:style-name="ce3" table:formula="of:=IF([.A63]&lt;[.B63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.00904" calcext:value-type="float">
            <text:p>4.00904</text:p>
          </table:table-cell>
          <table:table-cell office:value-type="float" office:value="3.552" calcext:value-type="float">
            <text:p>3.552</text:p>
          </table:table-cell>
          <table:table-cell table:style-name="ce2" table:formula="of:=IF([.B64]&lt;[.A64]; 1; 0)" office:value-type="float" office:value="1" calcext:value-type="float">
            <text:p>1.00</text:p>
          </table:table-cell>
          <table:table-cell/>
          <table:table-cell table:style-name="ce3" table:formula="of:=IF([.A64]&lt;[.B64];1)"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Algoritmo geométrico</text:p>
          </table:table-cell>
          <table:table-cell/>
          <table:table-cell table:style-name="ce1" office:value-type="string" calcext:value-type="string">
            <text:p>moveIt!</text:p>
          </table:table-cell>
          <table:table-cell/>
        </table:table-row>
        <table:table-row table:style-name="ro1">
          <table:table-cell table:number-columns-repeated="2"/>
          <table:table-cell table:style-name="ce1" table:formula="of:=SUM([.C2:.C64])" office:value-type="float" office:value="59" calcext:value-type="float">
            <text:p>59</text:p>
          </table:table-cell>
          <table:table-cell table:style-name="ce1"/>
          <table:table-cell table:style-name="ce1" table:formula="of:=SUM([.E2:.E64])" office:value-type="float" office:value="4" calcext:value-type="float">
            <text:p>4</text:p>
          </table:table-cell>
          <table:table-cell table:style-name="ce1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MoveIt!</text:p>
          </table:table-cell>
          <table:table-cell office:value-type="string" calcext:value-type="string">
            <text:p>Algoritmo Geometrico</text:p>
          </table:table-cell>
          <table:table-cell table:number-columns-repeated="4"/>
        </table:table-row>
        <table:table-row table:style-name="ro1">
          <table:table-cell office:value-type="float" office:value="4.193" calcext:value-type="float">
            <text:p>4.193</text:p>
          </table:table-cell>
          <table:table-cell office:value-type="float" office:value="2.90825" calcext:value-type="float">
            <text:p>2.90825</text:p>
          </table:table-cell>
          <table:table-cell table:number-columns-repeated="4"/>
        </table:table-row>
        <table:table-row table:style-name="ro1">
          <table:table-cell office:value-type="float" office:value="4.08118" calcext:value-type="float">
            <text:p>4.08118</text:p>
          </table:table-cell>
          <table:table-cell office:value-type="float" office:value="2.67317" calcext:value-type="float">
            <text:p>2.67317</text:p>
          </table:table-cell>
          <table:table-cell table:number-columns-repeated="4"/>
        </table:table-row>
        <table:table-row table:style-name="ro1">
          <table:table-cell office:value-type="float" office:value="4.01554" calcext:value-type="float">
            <text:p>4.01554</text:p>
          </table:table-cell>
          <table:table-cell office:value-type="float" office:value="2.3758" calcext:value-type="float">
            <text:p>2.3758</text:p>
          </table:table-cell>
          <table:table-cell table:number-columns-repeated="4"/>
        </table:table-row>
        <table:table-row table:style-name="ro1">
          <table:table-cell office:value-type="float" office:value="4.32639" calcext:value-type="float">
            <text:p>4.32639</text:p>
          </table:table-cell>
          <table:table-cell office:value-type="float" office:value="2.3389" calcext:value-type="float">
            <text:p>2.3389</text:p>
          </table:table-cell>
          <table:table-cell table:number-columns-repeated="4"/>
        </table:table-row>
        <table:table-row table:style-name="ro1">
          <table:table-cell office:value-type="float" office:value="5.21216" calcext:value-type="float">
            <text:p>5.21216</text:p>
          </table:table-cell>
          <table:table-cell office:value-type="float" office:value="2.56252" calcext:value-type="float">
            <text:p>2.56252</text:p>
          </table:table-cell>
          <table:table-cell table:number-columns-repeated="4"/>
        </table:table-row>
        <table:table-row table:style-name="ro1">
          <table:table-cell office:value-type="float" office:value="4.91146" calcext:value-type="float">
            <text:p>4.91146</text:p>
          </table:table-cell>
          <table:table-cell office:value-type="float" office:value="2.2896" calcext:value-type="float">
            <text:p>2.2896</text:p>
          </table:table-cell>
          <table:table-cell table:number-columns-repeated="4"/>
        </table:table-row>
        <table:table-row table:style-name="ro1">
          <table:table-cell office:value-type="float" office:value="4.62521" calcext:value-type="float">
            <text:p>4.62521</text:p>
          </table:table-cell>
          <table:table-cell office:value-type="float" office:value="1.97494" calcext:value-type="float">
            <text:p>1.97494</text:p>
          </table:table-cell>
          <table:table-cell table:number-columns-repeated="4"/>
        </table:table-row>
        <table:table-row table:style-name="ro1">
          <table:table-cell office:value-type="float" office:value="4.46246" calcext:value-type="float">
            <text:p>4.46246</text:p>
          </table:table-cell>
          <table:table-cell office:value-type="float" office:value="1.89717" calcext:value-type="float">
            <text:p>1.89717</text:p>
          </table:table-cell>
          <table:table-cell table:number-columns-repeated="4"/>
        </table:table-row>
        <table:table-row table:style-name="ro1">
          <table:table-cell office:value-type="float" office:value="4.11527" calcext:value-type="float">
            <text:p>4.11527</text:p>
          </table:table-cell>
          <table:table-cell office:value-type="float" office:value="1.85971" calcext:value-type="float">
            <text:p>1.85971</text:p>
          </table:table-cell>
          <table:table-cell table:number-columns-repeated="4"/>
        </table:table-row>
        <table:table-row table:style-name="ro1">
          <table:table-cell office:value-type="float" office:value="5.2962" calcext:value-type="float">
            <text:p>5.2962</text:p>
          </table:table-cell>
          <table:table-cell office:value-type="float" office:value="2.43214" calcext:value-type="float">
            <text:p>2.43214</text:p>
          </table:table-cell>
          <table:table-cell table:number-columns-repeated="4"/>
        </table:table-row>
        <table:table-row table:style-name="ro1">
          <table:table-cell office:value-type="float" office:value="4.98902" calcext:value-type="float">
            <text:p>4.98902</text:p>
          </table:table-cell>
          <table:table-cell office:value-type="float" office:value="2.14335" calcext:value-type="float">
            <text:p>2.14335</text:p>
          </table:table-cell>
          <table:table-cell table:number-columns-repeated="4"/>
        </table:table-row>
        <table:table-row table:style-name="ro1">
          <table:table-cell office:value-type="float" office:value="4.69733" calcext:value-type="float">
            <text:p>4.69733</text:p>
          </table:table-cell>
          <table:table-cell office:value-type="float" office:value="1.81866" calcext:value-type="float">
            <text:p>1.81866</text:p>
          </table:table-cell>
          <table:table-cell table:number-columns-repeated="4"/>
        </table:table-row>
        <table:table-row table:style-name="ro1">
          <table:table-cell office:value-type="float" office:value="4.52513" calcext:value-type="float">
            <text:p>4.52513</text:p>
          </table:table-cell>
          <table:table-cell office:value-type="float" office:value="1.73503" calcext:value-type="float">
            <text:p>1.73503</text:p>
          </table:table-cell>
          <table:table-cell table:number-columns-repeated="4"/>
        </table:table-row>
        <table:table-row table:style-name="ro1">
          <table:table-cell office:value-type="float" office:value="4.16976" calcext:value-type="float">
            <text:p>4.16976</text:p>
          </table:table-cell>
          <table:table-cell office:value-type="float" office:value="1.71651" calcext:value-type="float">
            <text:p>1.71651</text:p>
          </table:table-cell>
          <table:table-cell table:number-columns-repeated="4"/>
        </table:table-row>
        <table:table-row table:style-name="ro1">
          <table:table-cell office:value-type="float" office:value="5.11602" calcext:value-type="float">
            <text:p>5.11602</text:p>
          </table:table-cell>
          <table:table-cell office:value-type="float" office:value="2.80174" calcext:value-type="float">
            <text:p>2.80174</text:p>
          </table:table-cell>
          <table:table-cell table:number-columns-repeated="4"/>
        </table:table-row>
        <table:table-row table:style-name="ro1">
          <table:table-cell office:value-type="float" office:value="4.79172" calcext:value-type="float">
            <text:p>4.79172</text:p>
          </table:table-cell>
          <table:table-cell office:value-type="float" office:value="2.55621" calcext:value-type="float">
            <text:p>2.55621</text:p>
          </table:table-cell>
          <table:table-cell table:number-columns-repeated="4"/>
        </table:table-row>
        <table:table-row table:style-name="ro1">
          <table:table-cell office:value-type="float" office:value="4.49292" calcext:value-type="float">
            <text:p>4.49292</text:p>
          </table:table-cell>
          <table:table-cell office:value-type="float" office:value="2.25585" calcext:value-type="float">
            <text:p>2.25585</text:p>
          </table:table-cell>
          <table:table-cell table:number-columns-repeated="4"/>
        </table:table-row>
        <table:table-row table:style-name="ro1">
          <table:table-cell office:value-type="float" office:value="4.31189" calcext:value-type="float">
            <text:p>4.31189</text:p>
          </table:table-cell>
          <table:table-cell office:value-type="float" office:value="2.20144" calcext:value-type="float">
            <text:p>2.20144</text:p>
          </table:table-cell>
          <table:table-cell table:number-columns-repeated="4"/>
        </table:table-row>
        <table:table-row table:style-name="ro1">
          <table:table-cell office:value-type="float" office:value="3.91354" calcext:value-type="float">
            <text:p>3.91354</text:p>
          </table:table-cell>
          <table:table-cell office:value-type="float" office:value="2.12065" calcext:value-type="float">
            <text:p>2.12065</text:p>
          </table:table-cell>
          <table:table-cell table:number-columns-repeated="4"/>
        </table:table-row>
        <table:table-row table:style-name="ro1">
          <table:table-cell office:value-type="float" office:value="5.56741" calcext:value-type="float">
            <text:p>5.56741</text:p>
          </table:table-cell>
          <table:table-cell office:value-type="float" office:value="3.34723" calcext:value-type="float">
            <text:p>3.34723</text:p>
          </table:table-cell>
          <table:table-cell table:number-columns-repeated="4"/>
        </table:table-row>
        <table:table-row table:style-name="ro1">
          <table:table-cell office:value-type="float" office:value="5.2753" calcext:value-type="float">
            <text:p>5.2753</text:p>
          </table:table-cell>
          <table:table-cell office:value-type="float" office:value="3.20616" calcext:value-type="float">
            <text:p>3.20616</text:p>
          </table:table-cell>
          <table:table-cell table:number-columns-repeated="4"/>
        </table:table-row>
        <table:table-row table:style-name="ro1">
          <table:table-cell office:value-type="float" office:value="4.92291" calcext:value-type="float">
            <text:p>4.92291</text:p>
          </table:table-cell>
          <table:table-cell office:value-type="float" office:value="3.02358" calcext:value-type="float">
            <text:p>3.02358</text:p>
          </table:table-cell>
          <table:table-cell table:number-columns-repeated="4"/>
        </table:table-row>
        <table:table-row table:style-name="ro1">
          <table:table-cell office:value-type="float" office:value="4.76854" calcext:value-type="float">
            <text:p>4.76854</text:p>
          </table:table-cell>
          <table:table-cell office:value-type="float" office:value="2.85377" calcext:value-type="float">
            <text:p>2.85377</text:p>
          </table:table-cell>
          <table:table-cell table:number-columns-repeated="4"/>
        </table:table-row>
        <table:table-row table:style-name="ro1">
          <table:table-cell office:value-type="float" office:value="4.65526" calcext:value-type="float">
            <text:p>4.65526</text:p>
          </table:table-cell>
          <table:table-cell office:value-type="float" office:value="2.74807" calcext:value-type="float">
            <text:p>2.74807</text:p>
          </table:table-cell>
          <table:table-cell table:number-columns-repeated="4"/>
        </table:table-row>
        <table:table-row table:style-name="ro1">
          <table:table-cell office:value-type="float" office:value="5.40396" calcext:value-type="float">
            <text:p>5.40396</text:p>
          </table:table-cell>
          <table:table-cell office:value-type="float" office:value="2.49574" calcext:value-type="float">
            <text:p>2.49574</text:p>
          </table:table-cell>
          <table:table-cell table:number-columns-repeated="4"/>
        </table:table-row>
        <table:table-row table:style-name="ro1">
          <table:table-cell office:value-type="float" office:value="4.93436" calcext:value-type="float">
            <text:p>4.93436</text:p>
          </table:table-cell>
          <table:table-cell office:value-type="float" office:value="2.63739" calcext:value-type="float">
            <text:p>2.63739</text:p>
          </table:table-cell>
          <table:table-cell table:number-columns-repeated="4"/>
        </table:table-row>
        <table:table-row table:style-name="ro1">
          <table:table-cell office:value-type="float" office:value="4.57928" calcext:value-type="float">
            <text:p>4.57928</text:p>
          </table:table-cell>
          <table:table-cell office:value-type="float" office:value="2.37979" calcext:value-type="float">
            <text:p>2.37979</text:p>
          </table:table-cell>
          <table:table-cell table:number-columns-repeated="4"/>
        </table:table-row>
        <table:table-row table:style-name="ro1">
          <table:table-cell office:value-type="float" office:value="4.3686" calcext:value-type="float">
            <text:p>4.3686</text:p>
          </table:table-cell>
          <table:table-cell office:value-type="float" office:value="2.15922" calcext:value-type="float">
            <text:p>2.15922</text:p>
          </table:table-cell>
          <table:table-cell table:number-columns-repeated="4"/>
        </table:table-row>
        <table:table-row table:style-name="ro1">
          <table:table-cell office:value-type="float" office:value="4.27932" calcext:value-type="float">
            <text:p>4.27932</text:p>
          </table:table-cell>
          <table:table-cell office:value-type="float" office:value="2.10523" calcext:value-type="float">
            <text:p>2.10523</text:p>
          </table:table-cell>
          <table:table-cell table:number-columns-repeated="4"/>
        </table:table-row>
        <table:table-row table:style-name="ro1">
          <table:table-cell office:value-type="float" office:value="4.06059" calcext:value-type="float">
            <text:p>4.06059</text:p>
          </table:table-cell>
          <table:table-cell office:value-type="float" office:value="1.98505" calcext:value-type="float">
            <text:p>1.98505</text:p>
          </table:table-cell>
          <table:table-cell table:number-columns-repeated="4"/>
        </table:table-row>
        <table:table-row table:style-name="ro1">
          <table:table-cell office:value-type="float" office:value="2.81014" calcext:value-type="float">
            <text:p>2.81014</text:p>
          </table:table-cell>
          <table:table-cell office:value-type="float" office:value="2.41539" calcext:value-type="float">
            <text:p>2.41539</text:p>
          </table:table-cell>
          <table:table-cell table:number-columns-repeated="4"/>
        </table:table-row>
        <table:table-row table:style-name="ro1">
          <table:table-cell office:value-type="float" office:value="2.47195" calcext:value-type="float">
            <text:p>2.47195</text:p>
          </table:table-cell>
          <table:table-cell office:value-type="float" office:value="2.11308" calcext:value-type="float">
            <text:p>2.11308</text:p>
          </table:table-cell>
          <table:table-cell table:number-columns-repeated="4"/>
        </table:table-row>
        <table:table-row table:style-name="ro1">
          <table:table-cell office:value-type="float" office:value="2.21726" calcext:value-type="float">
            <text:p>2.21726</text:p>
          </table:table-cell>
          <table:table-cell office:value-type="float" office:value="1.87113" calcext:value-type="float">
            <text:p>1.87113</text:p>
          </table:table-cell>
          <table:table-cell table:number-columns-repeated="4"/>
        </table:table-row>
        <table:table-row table:style-name="ro1">
          <table:table-cell office:value-type="float" office:value="2.2134" calcext:value-type="float">
            <text:p>2.2134</text:p>
          </table:table-cell>
          <table:table-cell office:value-type="float" office:value="1.84277" calcext:value-type="float">
            <text:p>1.84277</text:p>
          </table:table-cell>
          <table:table-cell table:number-columns-repeated="4"/>
        </table:table-row>
        <table:table-row table:style-name="ro1">
          <table:table-cell office:value-type="float" office:value="2.20424" calcext:value-type="float">
            <text:p>2.20424</text:p>
          </table:table-cell>
          <table:table-cell office:value-type="float" office:value="1.78069" calcext:value-type="float">
            <text:p>1.78069</text:p>
          </table:table-cell>
          <table:table-cell table:number-columns-repeated="4"/>
        </table:table-row>
        <table:table-row table:style-name="ro1">
          <table:table-cell office:value-type="float" office:value="4.3556" calcext:value-type="float">
            <text:p>4.3556</text:p>
          </table:table-cell>
          <table:table-cell office:value-type="float" office:value="3.20165" calcext:value-type="float">
            <text:p>3.20165</text:p>
          </table:table-cell>
          <table:table-cell table:number-columns-repeated="4"/>
        </table:table-row>
        <table:table-row table:style-name="ro1">
          <table:table-cell office:value-type="float" office:value="4.08521" calcext:value-type="float">
            <text:p>4.08521</text:p>
          </table:table-cell>
          <table:table-cell office:value-type="float" office:value="3.03573" calcext:value-type="float">
            <text:p>3.03573</text:p>
          </table:table-cell>
          <table:table-cell table:number-columns-repeated="4"/>
        </table:table-row>
        <table:table-row table:style-name="ro1">
          <table:table-cell office:value-type="float" office:value="3.76643" calcext:value-type="float">
            <text:p>3.76643</text:p>
          </table:table-cell>
          <table:table-cell office:value-type="float" office:value="2.83871" calcext:value-type="float">
            <text:p>2.83871</text:p>
          </table:table-cell>
          <table:table-cell table:number-columns-repeated="4"/>
        </table:table-row>
        <table:table-row table:style-name="ro1">
          <table:table-cell office:value-type="float" office:value="3.55006" calcext:value-type="float">
            <text:p>3.55006</text:p>
          </table:table-cell>
          <table:table-cell office:value-type="float" office:value="2.65404" calcext:value-type="float">
            <text:p>2.65404</text:p>
          </table:table-cell>
          <table:table-cell table:number-columns-repeated="4"/>
        </table:table-row>
        <table:table-row table:style-name="ro1">
          <table:table-cell office:value-type="float" office:value="3.51279" calcext:value-type="float">
            <text:p>3.51279</text:p>
          </table:table-cell>
          <table:table-cell office:value-type="float" office:value="2.56184" calcext:value-type="float">
            <text:p>2.56184</text:p>
          </table:table-cell>
          <table:table-cell table:number-columns-repeated="4"/>
        </table:table-row>
        <table:table-row table:style-name="ro1">
          <table:table-cell office:value-type="float" office:value="3.42013" calcext:value-type="float">
            <text:p>3.42013</text:p>
          </table:table-cell>
          <table:table-cell office:value-type="float" office:value="2.34748" calcext:value-type="float">
            <text:p>2.34748</text:p>
          </table:table-cell>
          <table:table-cell table:number-columns-repeated="4"/>
        </table:table-row>
        <table:table-row table:style-name="ro1">
          <table:table-cell office:value-type="float" office:value="5.6089" calcext:value-type="float">
            <text:p>5.6089</text:p>
          </table:table-cell>
          <table:table-cell office:value-type="float" office:value="4.65084" calcext:value-type="float">
            <text:p>4.65084</text:p>
          </table:table-cell>
          <table:table-cell table:number-columns-repeated="4"/>
        </table:table-row>
        <table:table-row table:style-name="ro1">
          <table:table-cell office:value-type="float" office:value="6.55322" calcext:value-type="float">
            <text:p>6.55322</text:p>
          </table:table-cell>
          <table:table-cell office:value-type="float" office:value="4.31039" calcext:value-type="float">
            <text:p>4.31039</text:p>
          </table:table-cell>
          <table:table-cell table:number-columns-repeated="4"/>
        </table:table-row>
        <table:table-row table:style-name="ro1">
          <table:table-cell office:value-type="float" office:value="5.87375" calcext:value-type="float">
            <text:p>5.87375</text:p>
          </table:table-cell>
          <table:table-cell office:value-type="float" office:value="3.55557" calcext:value-type="float">
            <text:p>3.55557</text:p>
          </table:table-cell>
          <table:table-cell table:number-columns-repeated="4"/>
        </table:table-row>
        <table:table-row table:style-name="ro1">
          <table:table-cell office:value-type="float" office:value="4.96473" calcext:value-type="float">
            <text:p>4.96473</text:p>
          </table:table-cell>
          <table:table-cell office:value-type="float" office:value="4.72593" calcext:value-type="float">
            <text:p>4.72593</text:p>
          </table:table-cell>
          <table:table-cell table:number-columns-repeated="4"/>
        </table:table-row>
        <table:table-row table:style-name="ro1">
          <table:table-cell office:value-type="float" office:value="6.14442" calcext:value-type="float">
            <text:p>6.14442</text:p>
          </table:table-cell>
          <table:table-cell office:value-type="float" office:value="3.9067" calcext:value-type="float">
            <text:p>3.9067</text:p>
          </table:table-cell>
          <table:table-cell table:number-columns-repeated="4"/>
        </table:table-row>
        <table:table-row table:style-name="ro1">
          <table:table-cell office:value-type="float" office:value="5.4814" calcext:value-type="float">
            <text:p>5.4814</text:p>
          </table:table-cell>
          <table:table-cell office:value-type="float" office:value="2.74614" calcext:value-type="float">
            <text:p>2.74614</text:p>
          </table:table-cell>
          <table:table-cell table:number-columns-repeated="4"/>
        </table:table-row>
        <table:table-row table:style-name="ro1">
          <table:table-cell office:value-type="float" office:value="4.52999" calcext:value-type="float">
            <text:p>4.52999</text:p>
          </table:table-cell>
          <table:table-cell office:value-type="float" office:value="4.77494" calcext:value-type="float">
            <text:p>4.77494</text:p>
          </table:table-cell>
          <table:table-cell table:number-columns-repeated="4"/>
        </table:table-row>
        <table:table-row table:style-name="ro1">
          <table:table-cell office:value-type="float" office:value="4.675" calcext:value-type="float">
            <text:p>4.675</text:p>
          </table:table-cell>
          <table:table-cell office:value-type="float" office:value="3.32482" calcext:value-type="float">
            <text:p>3.32482</text:p>
          </table:table-cell>
          <table:table-cell table:number-columns-repeated="4"/>
        </table:table-row>
        <table:table-row table:style-name="ro1">
          <table:table-cell office:value-type="float" office:value="4.74154" calcext:value-type="float">
            <text:p>4.74154</text:p>
          </table:table-cell>
          <table:table-cell office:value-type="float" office:value="2.21907" calcext:value-type="float">
            <text:p>2.21907</text:p>
          </table:table-cell>
          <table:table-cell table:number-columns-repeated="4"/>
        </table:table-row>
        <table:table-row table:style-name="ro1">
          <table:table-cell office:value-type="float" office:value="2.17724" calcext:value-type="float">
            <text:p>2.17724</text:p>
          </table:table-cell>
          <table:table-cell office:value-type="float" office:value="4.67364" calcext:value-type="float">
            <text:p>4.67364</text:p>
          </table:table-cell>
          <table:table-cell table:number-columns-repeated="4"/>
        </table:table-row>
        <table:table-row table:style-name="ro1">
          <table:table-cell office:value-type="float" office:value="2.24438" calcext:value-type="float">
            <text:p>2.24438</text:p>
          </table:table-cell>
          <table:table-cell office:value-type="float" office:value="4.2496" calcext:value-type="float">
            <text:p>4.2496</text:p>
          </table:table-cell>
          <table:table-cell table:number-columns-repeated="4"/>
        </table:table-row>
        <table:table-row table:style-name="ro1">
          <table:table-cell office:value-type="float" office:value="2.32431" calcext:value-type="float">
            <text:p>2.32431</text:p>
          </table:table-cell>
          <table:table-cell office:value-type="float" office:value="3.37945" calcext:value-type="float">
            <text:p>3.37945</text:p>
          </table:table-cell>
          <table:table-cell table:number-columns-repeated="4"/>
        </table:table-row>
        <table:table-row table:style-name="ro1">
          <table:table-cell office:value-type="float" office:value="5.00649" calcext:value-type="float">
            <text:p>5.00649</text:p>
          </table:table-cell>
          <table:table-cell office:value-type="float" office:value="4.05165" calcext:value-type="float">
            <text:p>4.05165</text:p>
          </table:table-cell>
          <table:table-cell table:number-columns-repeated="4"/>
        </table:table-row>
        <table:table-row table:style-name="ro1">
          <table:table-cell office:value-type="float" office:value="5.191" calcext:value-type="float">
            <text:p>5.191</text:p>
          </table:table-cell>
          <table:table-cell office:value-type="float" office:value="4.44156" calcext:value-type="float">
            <text:p>4.44156</text:p>
          </table:table-cell>
          <table:table-cell table:number-columns-repeated="4"/>
        </table:table-row>
        <table:table-row table:style-name="ro1">
          <table:table-cell office:value-type="float" office:value="5.05822" calcext:value-type="float">
            <text:p>5.05822</text:p>
          </table:table-cell>
          <table:table-cell office:value-type="float" office:value="3.02735" calcext:value-type="float">
            <text:p>3.02735</text:p>
          </table:table-cell>
          <table:table-cell table:number-columns-repeated="4"/>
        </table:table-row>
        <table:table-row table:style-name="ro1">
          <table:table-cell office:value-type="float" office:value="4.98111" calcext:value-type="float">
            <text:p>4.98111</text:p>
          </table:table-cell>
          <table:table-cell office:value-type="float" office:value="2.46968" calcext:value-type="float">
            <text:p>2.46968</text:p>
          </table:table-cell>
          <table:table-cell table:number-columns-repeated="4"/>
        </table:table-row>
        <table:table-row table:style-name="ro1">
          <table:table-cell office:value-type="float" office:value="5.02641" calcext:value-type="float">
            <text:p>5.02641</text:p>
          </table:table-cell>
          <table:table-cell office:value-type="float" office:value="3.66901" calcext:value-type="float">
            <text:p>3.66901</text:p>
          </table:table-cell>
          <table:table-cell table:number-columns-repeated="4"/>
        </table:table-row>
        <table:table-row table:style-name="ro1">
          <table:table-cell office:value-type="float" office:value="4.77204" calcext:value-type="float">
            <text:p>4.77204</text:p>
          </table:table-cell>
          <table:table-cell office:value-type="float" office:value="4.01669" calcext:value-type="float">
            <text:p>4.01669</text:p>
          </table:table-cell>
          <table:table-cell table:number-columns-repeated="4"/>
        </table:table-row>
        <table:table-row table:style-name="ro1">
          <table:table-cell office:value-type="float" office:value="6.32056" calcext:value-type="float">
            <text:p>6.32056</text:p>
          </table:table-cell>
          <table:table-cell office:value-type="float" office:value="3.8321" calcext:value-type="float">
            <text:p>3.8321</text:p>
          </table:table-cell>
          <table:table-cell table:number-columns-repeated="4"/>
        </table:table-row>
        <table:table-row table:style-name="ro1">
          <table:table-cell office:value-type="float" office:value="6.34888" calcext:value-type="float">
            <text:p>6.34888</text:p>
          </table:table-cell>
          <table:table-cell office:value-type="float" office:value="2.99019" calcext:value-type="float">
            <text:p>2.99019</text:p>
          </table:table-cell>
          <table:table-cell table:number-columns-repeated="4"/>
        </table:table-row>
        <table:table-row table:style-name="ro1">
          <table:table-cell office:value-type="float" office:value="4.10897" calcext:value-type="float">
            <text:p>4.10897</text:p>
          </table:table-cell>
          <table:table-cell office:value-type="float" office:value="2.70508" calcext:value-type="float">
            <text:p>2.70508</text:p>
          </table:table-cell>
          <table:table-cell table:number-columns-repeated="4"/>
        </table:table-row>
        <table:table-row table:style-name="ro1">
          <table:table-cell office:value-type="float" office:value="4.00904" calcext:value-type="float">
            <text:p>4.00904</text:p>
          </table:table-cell>
          <table:table-cell office:value-type="float" office:value="3.552" calcext:value-type="float">
            <text:p>3.552</text:p>
          </table:table-cell>
          <table:table-cell table:number-columns-repeated="4"/>
        </table:table-row>
        <table:table-row table:style-name="ro1" table:number-rows-repeated="10484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shapes>
          <draw:frame draw:z-index="0" draw:style-name="gr1" draw:text-style-name="P1" svg:width="1008pt" svg:height="432pt" svg:x="351.33pt" svg:y="0pt">
            <loext:p draw:notify-on-update-of-ranges="Sheet2.B152:Sheet2.D152 Sheet2.C1:Sheet2.C1 Sheet2.B153:Sheet2.D15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oveIt!</text:p>
          </table:table-cell>
          <table:table-cell office:value-type="string" calcext:value-type="string">
            <text:p>Geometrico</text:p>
          </table:table-cell>
          <table:table-cell office:value-type="string" calcext:value-type="string">
            <text:p>Evenetos decálculo exitosos</text:p>
          </table:table-cell>
          <table:table-cell table:number-columns-repeated="2"/>
        </table:table-row>
        <table:table-row table:style-name="ro1">
          <table:table-cell office:value-type="float" office:value="4.193" calcext:value-type="float">
            <text:p>4.193</text:p>
          </table:table-cell>
          <table:table-cell office:value-type="float" office:value="2.90825" calcext:value-type="float">
            <text:p>2.90825</text:p>
          </table:table-cell>
          <table:table-cell/>
          <table:table-cell table:formula="of:=IF([.A2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.08118" calcext:value-type="float">
            <text:p>4.08118</text:p>
          </table:table-cell>
          <table:table-cell office:value-type="float" office:value="2.67317" calcext:value-type="float">
            <text:p>2.67317</text:p>
          </table:table-cell>
          <table:table-cell/>
          <table:table-cell table:formula="of:=IF([.A3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.01554" calcext:value-type="float">
            <text:p>4.01554</text:p>
          </table:table-cell>
          <table:table-cell office:value-type="float" office:value="2.3758" calcext:value-type="float">
            <text:p>2.3758</text:p>
          </table:table-cell>
          <table:table-cell/>
          <table:table-cell table:formula="of:=IF([.A4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.32639" calcext:value-type="float">
            <text:p>4.32639</text:p>
          </table:table-cell>
          <table:table-cell office:value-type="float" office:value="2.3389" calcext:value-type="float">
            <text:p>2.3389</text:p>
          </table:table-cell>
          <table:table-cell/>
          <table:table-cell table:formula="of:=IF([.A5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2621" calcext:value-type="float">
            <text:p>2.22621</text:p>
          </table:table-cell>
          <table:table-cell/>
          <table:table-cell table:formula="of:=IF([.A6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133" calcext:value-type="float">
            <text:p>0.644133</text:p>
          </table:table-cell>
          <table:table-cell/>
          <table:table-cell table:formula="of:=IF([.A7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6252" calcext:value-type="float">
            <text:p>2.56252</text:p>
          </table:table-cell>
          <table:table-cell/>
          <table:table-cell table:formula="of:=IF([.A8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91146" calcext:value-type="float">
            <text:p>4.91146</text:p>
          </table:table-cell>
          <table:table-cell office:value-type="float" office:value="2.2896" calcext:value-type="float">
            <text:p>2.2896</text:p>
          </table:table-cell>
          <table:table-cell/>
          <table:table-cell table:formula="of:=IF([.A9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.62521" calcext:value-type="float">
            <text:p>4.62521</text:p>
          </table:table-cell>
          <table:table-cell office:value-type="float" office:value="1.97494" calcext:value-type="float">
            <text:p>1.97494</text:p>
          </table:table-cell>
          <table:table-cell/>
          <table:table-cell table:formula="of:=IF([.A10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.46246" calcext:value-type="float">
            <text:p>4.46246</text:p>
          </table:table-cell>
          <table:table-cell office:value-type="float" office:value="1.89717" calcext:value-type="float">
            <text:p>1.89717</text:p>
          </table:table-cell>
          <table:table-cell/>
          <table:table-cell table:formula="of:=IF([.A11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.11527" calcext:value-type="float">
            <text:p>4.11527</text:p>
          </table:table-cell>
          <table:table-cell office:value-type="float" office:value="1.85971" calcext:value-type="float">
            <text:p>1.85971</text:p>
          </table:table-cell>
          <table:table-cell/>
          <table:table-cell table:formula="of:=IF([.A12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133" calcext:value-type="float">
            <text:p>0.644133</text:p>
          </table:table-cell>
          <table:table-cell/>
          <table:table-cell table:formula="of:=IF([.A13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2962" calcext:value-type="float">
            <text:p>5.2962</text:p>
          </table:table-cell>
          <table:table-cell office:value-type="float" office:value="2.43214" calcext:value-type="float">
            <text:p>2.43214</text:p>
          </table:table-cell>
          <table:table-cell/>
          <table:table-cell table:formula="of:=IF([.A14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.98902" calcext:value-type="float">
            <text:p>4.98902</text:p>
          </table:table-cell>
          <table:table-cell office:value-type="float" office:value="2.14335" calcext:value-type="float">
            <text:p>2.14335</text:p>
          </table:table-cell>
          <table:table-cell/>
          <table:table-cell table:formula="of:=IF([.A15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1866" calcext:value-type="float">
            <text:p>1.81866</text:p>
          </table:table-cell>
          <table:table-cell/>
          <table:table-cell table:formula="of:=IF([.A16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3503" calcext:value-type="float">
            <text:p>1.73503</text:p>
          </table:table-cell>
          <table:table-cell/>
          <table:table-cell table:formula="of:=IF([.A17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16976" calcext:value-type="float">
            <text:p>4.16976</text:p>
          </table:table-cell>
          <table:table-cell office:value-type="float" office:value="1.71651" calcext:value-type="float">
            <text:p>1.71651</text:p>
          </table:table-cell>
          <table:table-cell/>
          <table:table-cell table:formula="of:=IF([.A18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133" calcext:value-type="float">
            <text:p>0.644133</text:p>
          </table:table-cell>
          <table:table-cell/>
          <table:table-cell table:formula="of:=IF([.A19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11602" calcext:value-type="float">
            <text:p>5.11602</text:p>
          </table:table-cell>
          <table:table-cell office:value-type="float" office:value="2.80174" calcext:value-type="float">
            <text:p>2.80174</text:p>
          </table:table-cell>
          <table:table-cell/>
          <table:table-cell table:formula="of:=IF([.A20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.79172" calcext:value-type="float">
            <text:p>4.79172</text:p>
          </table:table-cell>
          <table:table-cell office:value-type="float" office:value="2.55621" calcext:value-type="float">
            <text:p>2.55621</text:p>
          </table:table-cell>
          <table:table-cell/>
          <table:table-cell table:formula="of:=IF([.A21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.49292" calcext:value-type="float">
            <text:p>4.49292</text:p>
          </table:table-cell>
          <table:table-cell office:value-type="float" office:value="2.25585" calcext:value-type="float">
            <text:p>2.25585</text:p>
          </table:table-cell>
          <table:table-cell/>
          <table:table-cell table:formula="of:=IF([.A22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.31189" calcext:value-type="float">
            <text:p>4.31189</text:p>
          </table:table-cell>
          <table:table-cell office:value-type="float" office:value="2.20144" calcext:value-type="float">
            <text:p>2.20144</text:p>
          </table:table-cell>
          <table:table-cell/>
          <table:table-cell table:formula="of:=IF([.A23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.91354" calcext:value-type="float">
            <text:p>3.91354</text:p>
          </table:table-cell>
          <table:table-cell office:value-type="float" office:value="2.12065" calcext:value-type="float">
            <text:p>2.12065</text:p>
          </table:table-cell>
          <table:table-cell/>
          <table:table-cell table:formula="of:=IF([.A24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133" calcext:value-type="float">
            <text:p>0.644133</text:p>
          </table:table-cell>
          <table:table-cell/>
          <table:table-cell table:formula="of:=IF([.A25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56741" calcext:value-type="float">
            <text:p>5.56741</text:p>
          </table:table-cell>
          <table:table-cell office:value-type="float" office:value="3.34723" calcext:value-type="float">
            <text:p>3.34723</text:p>
          </table:table-cell>
          <table:table-cell/>
          <table:table-cell table:formula="of:=IF([.A26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.2753" calcext:value-type="float">
            <text:p>5.2753</text:p>
          </table:table-cell>
          <table:table-cell office:value-type="float" office:value="3.20616" calcext:value-type="float">
            <text:p>3.20616</text:p>
          </table:table-cell>
          <table:table-cell/>
          <table:table-cell table:formula="of:=IF([.A27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.92291" calcext:value-type="float">
            <text:p>4.92291</text:p>
          </table:table-cell>
          <table:table-cell office:value-type="float" office:value="3.02358" calcext:value-type="float">
            <text:p>3.02358</text:p>
          </table:table-cell>
          <table:table-cell/>
          <table:table-cell table:formula="of:=IF([.A28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.76854" calcext:value-type="float">
            <text:p>4.76854</text:p>
          </table:table-cell>
          <table:table-cell office:value-type="float" office:value="2.85377" calcext:value-type="float">
            <text:p>2.85377</text:p>
          </table:table-cell>
          <table:table-cell/>
          <table:table-cell table:formula="of:=IF([.A29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.65526" calcext:value-type="float">
            <text:p>4.65526</text:p>
          </table:table-cell>
          <table:table-cell office:value-type="float" office:value="2.74807" calcext:value-type="float">
            <text:p>2.74807</text:p>
          </table:table-cell>
          <table:table-cell/>
          <table:table-cell table:formula="of:=IF([.A30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.40396" calcext:value-type="float">
            <text:p>5.40396</text:p>
          </table:table-cell>
          <table:table-cell office:value-type="float" office:value="2.49574" calcext:value-type="float">
            <text:p>2.49574</text:p>
          </table:table-cell>
          <table:table-cell/>
          <table:table-cell table:formula="of:=IF([.A31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7745" calcext:value-type="float">
            <text:p>2.87745</text:p>
          </table:table-cell>
          <table:table-cell/>
          <table:table-cell table:formula="of:=IF([.A32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93436" calcext:value-type="float">
            <text:p>4.93436</text:p>
          </table:table-cell>
          <table:table-cell office:value-type="float" office:value="2.63739" calcext:value-type="float">
            <text:p>2.63739</text:p>
          </table:table-cell>
          <table:table-cell/>
          <table:table-cell table:formula="of:=IF([.A33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.57928" calcext:value-type="float">
            <text:p>4.57928</text:p>
          </table:table-cell>
          <table:table-cell office:value-type="float" office:value="2.37979" calcext:value-type="float">
            <text:p>2.37979</text:p>
          </table:table-cell>
          <table:table-cell/>
          <table:table-cell table:formula="of:=IF([.A34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.3686" calcext:value-type="float">
            <text:p>4.3686</text:p>
          </table:table-cell>
          <table:table-cell office:value-type="float" office:value="2.15922" calcext:value-type="float">
            <text:p>2.15922</text:p>
          </table:table-cell>
          <table:table-cell/>
          <table:table-cell table:formula="of:=IF([.A35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.27932" calcext:value-type="float">
            <text:p>4.27932</text:p>
          </table:table-cell>
          <table:table-cell office:value-type="float" office:value="2.10523" calcext:value-type="float">
            <text:p>2.10523</text:p>
          </table:table-cell>
          <table:table-cell/>
          <table:table-cell table:formula="of:=IF([.A36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.06059" calcext:value-type="float">
            <text:p>4.06059</text:p>
          </table:table-cell>
          <table:table-cell office:value-type="float" office:value="1.98505" calcext:value-type="float">
            <text:p>1.98505</text:p>
          </table:table-cell>
          <table:table-cell/>
          <table:table-cell table:formula="of:=IF([.A37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0227" calcext:value-type="float">
            <text:p>2.70227</text:p>
          </table:table-cell>
          <table:table-cell/>
          <table:table-cell table:formula="of:=IF([.A38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81014" calcext:value-type="float">
            <text:p>2.81014</text:p>
          </table:table-cell>
          <table:table-cell office:value-type="float" office:value="2.41539" calcext:value-type="float">
            <text:p>2.41539</text:p>
          </table:table-cell>
          <table:table-cell/>
          <table:table-cell table:formula="of:=IF([.A39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.47195" calcext:value-type="float">
            <text:p>2.47195</text:p>
          </table:table-cell>
          <table:table-cell office:value-type="float" office:value="2.11308" calcext:value-type="float">
            <text:p>2.11308</text:p>
          </table:table-cell>
          <table:table-cell/>
          <table:table-cell table:formula="of:=IF([.A40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.21726" calcext:value-type="float">
            <text:p>2.21726</text:p>
          </table:table-cell>
          <table:table-cell office:value-type="float" office:value="1.87113" calcext:value-type="float">
            <text:p>1.87113</text:p>
          </table:table-cell>
          <table:table-cell/>
          <table:table-cell table:formula="of:=IF([.A41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4277" calcext:value-type="float">
            <text:p>1.84277</text:p>
          </table:table-cell>
          <table:table-cell/>
          <table:table-cell table:formula="of:=IF([.A42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8069" calcext:value-type="float">
            <text:p>1.78069</text:p>
          </table:table-cell>
          <table:table-cell/>
          <table:table-cell table:formula="of:=IF([.A43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0165" calcext:value-type="float">
            <text:p>3.20165</text:p>
          </table:table-cell>
          <table:table-cell/>
          <table:table-cell table:formula="of:=IF([.A44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08521" calcext:value-type="float">
            <text:p>4.08521</text:p>
          </table:table-cell>
          <table:table-cell office:value-type="float" office:value="3.03573" calcext:value-type="float">
            <text:p>3.03573</text:p>
          </table:table-cell>
          <table:table-cell/>
          <table:table-cell table:formula="of:=IF([.A45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.76643" calcext:value-type="float">
            <text:p>3.76643</text:p>
          </table:table-cell>
          <table:table-cell office:value-type="float" office:value="2.83871" calcext:value-type="float">
            <text:p>2.83871</text:p>
          </table:table-cell>
          <table:table-cell/>
          <table:table-cell table:formula="of:=IF([.A46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.55006" calcext:value-type="float">
            <text:p>3.55006</text:p>
          </table:table-cell>
          <table:table-cell office:value-type="float" office:value="2.65404" calcext:value-type="float">
            <text:p>2.65404</text:p>
          </table:table-cell>
          <table:table-cell/>
          <table:table-cell table:formula="of:=IF([.A47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.51279" calcext:value-type="float">
            <text:p>3.51279</text:p>
          </table:table-cell>
          <table:table-cell office:value-type="float" office:value="2.56184" calcext:value-type="float">
            <text:p>2.56184</text:p>
          </table:table-cell>
          <table:table-cell/>
          <table:table-cell table:formula="of:=IF([.A48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.42013" calcext:value-type="float">
            <text:p>3.42013</text:p>
          </table:table-cell>
          <table:table-cell office:value-type="float" office:value="2.34748" calcext:value-type="float">
            <text:p>2.34748</text:p>
          </table:table-cell>
          <table:table-cell/>
          <table:table-cell table:formula="of:=IF([.A49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031" calcext:value-type="float">
            <text:p>3.9031</text:p>
          </table:table-cell>
          <table:table-cell/>
          <table:table-cell table:formula="of:=IF([.A50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6127" calcext:value-type="float">
            <text:p>4.26127</text:p>
          </table:table-cell>
          <table:table-cell/>
          <table:table-cell table:formula="of:=IF([.A51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8319" calcext:value-type="float">
            <text:p>4.68319</text:p>
          </table:table-cell>
          <table:table-cell/>
          <table:table-cell table:formula="of:=IF([.A52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6089" calcext:value-type="float">
            <text:p>5.6089</text:p>
          </table:table-cell>
          <table:table-cell office:value-type="float" office:value="4.65084" calcext:value-type="float">
            <text:p>4.65084</text:p>
          </table:table-cell>
          <table:table-cell/>
          <table:table-cell table:formula="of:=IF([.A53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.55322" calcext:value-type="float">
            <text:p>6.55322</text:p>
          </table:table-cell>
          <table:table-cell office:value-type="float" office:value="4.31039" calcext:value-type="float">
            <text:p>4.31039</text:p>
          </table:table-cell>
          <table:table-cell/>
          <table:table-cell table:formula="of:=IF([.A54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.87375" calcext:value-type="float">
            <text:p>5.87375</text:p>
          </table:table-cell>
          <table:table-cell office:value-type="float" office:value="3.55557" calcext:value-type="float">
            <text:p>3.55557</text:p>
          </table:table-cell>
          <table:table-cell/>
          <table:table-cell table:formula="of:=IF([.A55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3404" calcext:value-type="float">
            <text:p>3.23404</text:p>
          </table:table-cell>
          <table:table-cell/>
          <table:table-cell table:formula="of:=IF([.A56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4341" calcext:value-type="float">
            <text:p>3.44341</text:p>
          </table:table-cell>
          <table:table-cell/>
          <table:table-cell table:formula="of:=IF([.A57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9925" calcext:value-type="float">
            <text:p>4.39925</text:p>
          </table:table-cell>
          <table:table-cell/>
          <table:table-cell table:formula="of:=IF([.A58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96473" calcext:value-type="float">
            <text:p>4.96473</text:p>
          </table:table-cell>
          <table:table-cell office:value-type="float" office:value="4.72593" calcext:value-type="float">
            <text:p>4.72593</text:p>
          </table:table-cell>
          <table:table-cell/>
          <table:table-cell table:formula="of:=IF([.A59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.14442" calcext:value-type="float">
            <text:p>6.14442</text:p>
          </table:table-cell>
          <table:table-cell office:value-type="float" office:value="3.9067" calcext:value-type="float">
            <text:p>3.9067</text:p>
          </table:table-cell>
          <table:table-cell/>
          <table:table-cell table:formula="of:=IF([.A60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.4814" calcext:value-type="float">
            <text:p>5.4814</text:p>
          </table:table-cell>
          <table:table-cell office:value-type="float" office:value="2.74614" calcext:value-type="float">
            <text:p>2.74614</text:p>
          </table:table-cell>
          <table:table-cell/>
          <table:table-cell table:formula="of:=IF([.A61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6165" calcext:value-type="float">
            <text:p>2.96165</text:p>
          </table:table-cell>
          <table:table-cell/>
          <table:table-cell table:formula="of:=IF([.A62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2706" calcext:value-type="float">
            <text:p>2.92706</text:p>
          </table:table-cell>
          <table:table-cell/>
          <table:table-cell table:formula="of:=IF([.A63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0959" calcext:value-type="float">
            <text:p>3.90959</text:p>
          </table:table-cell>
          <table:table-cell/>
          <table:table-cell table:formula="of:=IF([.A64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52999" calcext:value-type="float">
            <text:p>4.52999</text:p>
          </table:table-cell>
          <table:table-cell office:value-type="float" office:value="4.77494" calcext:value-type="float">
            <text:p>4.77494</text:p>
          </table:table-cell>
          <table:table-cell/>
          <table:table-cell table:formula="of:=IF([.A65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.675" calcext:value-type="float">
            <text:p>4.675</text:p>
          </table:table-cell>
          <table:table-cell office:value-type="float" office:value="3.32482" calcext:value-type="float">
            <text:p>3.32482</text:p>
          </table:table-cell>
          <table:table-cell/>
          <table:table-cell table:formula="of:=IF([.A66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.74154" calcext:value-type="float">
            <text:p>4.74154</text:p>
          </table:table-cell>
          <table:table-cell office:value-type="float" office:value="2.21907" calcext:value-type="float">
            <text:p>2.21907</text:p>
          </table:table-cell>
          <table:table-cell/>
          <table:table-cell table:formula="of:=IF([.A67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075" calcext:value-type="float">
            <text:p>3.7075</text:p>
          </table:table-cell>
          <table:table-cell/>
          <table:table-cell table:formula="of:=IF([.A68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7686" calcext:value-type="float">
            <text:p>4.07686</text:p>
          </table:table-cell>
          <table:table-cell/>
          <table:table-cell table:formula="of:=IF([.A69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471" calcext:value-type="float">
            <text:p>4.6471</text:p>
          </table:table-cell>
          <table:table-cell/>
          <table:table-cell table:formula="of:=IF([.A70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17724" calcext:value-type="float">
            <text:p>2.17724</text:p>
          </table:table-cell>
          <table:table-cell office:value-type="float" office:value="4.67364" calcext:value-type="float">
            <text:p>4.67364</text:p>
          </table:table-cell>
          <table:table-cell/>
          <table:table-cell table:formula="of:=IF([.A71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.24438" calcext:value-type="float">
            <text:p>2.24438</text:p>
          </table:table-cell>
          <table:table-cell office:value-type="float" office:value="4.2496" calcext:value-type="float">
            <text:p>4.2496</text:p>
          </table:table-cell>
          <table:table-cell/>
          <table:table-cell table:formula="of:=IF([.A72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.32431" calcext:value-type="float">
            <text:p>2.32431</text:p>
          </table:table-cell>
          <table:table-cell office:value-type="float" office:value="3.37945" calcext:value-type="float">
            <text:p>3.37945</text:p>
          </table:table-cell>
          <table:table-cell/>
          <table:table-cell table:formula="of:=IF([.A73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1891" calcext:value-type="float">
            <text:p>5.51891</text:p>
          </table:table-cell>
          <table:table-cell/>
          <table:table-cell table:formula="of:=IF([.A74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6547" calcext:value-type="float">
            <text:p>5.06547</text:p>
          </table:table-cell>
          <table:table-cell/>
          <table:table-cell table:formula="of:=IF([.A75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1631" calcext:value-type="float">
            <text:p>4.31631</text:p>
          </table:table-cell>
          <table:table-cell/>
          <table:table-cell table:formula="of:=IF([.A76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6044" calcext:value-type="float">
            <text:p>3.96044</text:p>
          </table:table-cell>
          <table:table-cell/>
          <table:table-cell table:formula="of:=IF([.A77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00649" calcext:value-type="float">
            <text:p>5.00649</text:p>
          </table:table-cell>
          <table:table-cell office:value-type="float" office:value="4.05165" calcext:value-type="float">
            <text:p>4.05165</text:p>
          </table:table-cell>
          <table:table-cell/>
          <table:table-cell table:formula="of:=IF([.A78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.191" calcext:value-type="float">
            <text:p>5.191</text:p>
          </table:table-cell>
          <table:table-cell office:value-type="float" office:value="4.44156" calcext:value-type="float">
            <text:p>4.44156</text:p>
          </table:table-cell>
          <table:table-cell/>
          <table:table-cell table:formula="of:=IF([.A79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708" calcext:value-type="float">
            <text:p>5.94708</text:p>
          </table:table-cell>
          <table:table-cell/>
          <table:table-cell table:formula="of:=IF([.A80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4531" calcext:value-type="float">
            <text:p>3.54531</text:p>
          </table:table-cell>
          <table:table-cell/>
          <table:table-cell table:formula="of:=IF([.A81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5636" calcext:value-type="float">
            <text:p>3.15636</text:p>
          </table:table-cell>
          <table:table-cell/>
          <table:table-cell table:formula="of:=IF([.A82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6575" calcext:value-type="float">
            <text:p>2.86575</text:p>
          </table:table-cell>
          <table:table-cell/>
          <table:table-cell table:formula="of:=IF([.A83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792" calcext:value-type="float">
            <text:p>2.8792</text:p>
          </table:table-cell>
          <table:table-cell/>
          <table:table-cell table:formula="of:=IF([.A84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05822" calcext:value-type="float">
            <text:p>5.05822</text:p>
          </table:table-cell>
          <table:table-cell office:value-type="float" office:value="3.02735" calcext:value-type="float">
            <text:p>3.02735</text:p>
          </table:table-cell>
          <table:table-cell/>
          <table:table-cell table:formula="of:=IF([.A85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4252" calcext:value-type="float">
            <text:p>4.74252</text:p>
          </table:table-cell>
          <table:table-cell/>
          <table:table-cell table:formula="of:=IF([.A86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48" calcext:value-type="float">
            <text:p>3.0948</text:p>
          </table:table-cell>
          <table:table-cell/>
          <table:table-cell table:formula="of:=IF([.A87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8488" calcext:value-type="float">
            <text:p>2.78488</text:p>
          </table:table-cell>
          <table:table-cell/>
          <table:table-cell table:formula="of:=IF([.A88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0178" calcext:value-type="float">
            <text:p>2.50178</text:p>
          </table:table-cell>
          <table:table-cell/>
          <table:table-cell table:formula="of:=IF([.A89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7558" calcext:value-type="float">
            <text:p>2.47558</text:p>
          </table:table-cell>
          <table:table-cell/>
          <table:table-cell table:formula="of:=IF([.A90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98111" calcext:value-type="float">
            <text:p>4.98111</text:p>
          </table:table-cell>
          <table:table-cell office:value-type="float" office:value="2.46968" calcext:value-type="float">
            <text:p>2.46968</text:p>
          </table:table-cell>
          <table:table-cell/>
          <table:table-cell table:formula="of:=IF([.A91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5646" calcext:value-type="float">
            <text:p>5.65646</text:p>
          </table:table-cell>
          <table:table-cell/>
          <table:table-cell table:formula="of:=IF([.A92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3602" calcext:value-type="float">
            <text:p>4.53602</text:p>
          </table:table-cell>
          <table:table-cell/>
          <table:table-cell table:formula="of:=IF([.A93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205" calcext:value-type="float">
            <text:p>3.9205</text:p>
          </table:table-cell>
          <table:table-cell/>
          <table:table-cell table:formula="of:=IF([.A94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943" calcext:value-type="float">
            <text:p>3.5943</text:p>
          </table:table-cell>
          <table:table-cell/>
          <table:table-cell table:formula="of:=IF([.A95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02641" calcext:value-type="float">
            <text:p>5.02641</text:p>
          </table:table-cell>
          <table:table-cell office:value-type="float" office:value="3.66901" calcext:value-type="float">
            <text:p>3.66901</text:p>
          </table:table-cell>
          <table:table-cell/>
          <table:table-cell table:formula="of:=IF([.A96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.77204" calcext:value-type="float">
            <text:p>4.77204</text:p>
          </table:table-cell>
          <table:table-cell office:value-type="float" office:value="4.01669" calcext:value-type="float">
            <text:p>4.01669</text:p>
          </table:table-cell>
          <table:table-cell/>
          <table:table-cell table:formula="of:=IF([.A97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.02641" calcext:value-type="float">
            <text:p>5.02641</text:p>
          </table:table-cell>
          <table:table-cell office:value-type="float" office:value="3.66901" calcext:value-type="float">
            <text:p>3.66901</text:p>
          </table:table-cell>
          <table:table-cell/>
          <table:table-cell table:formula="of:=IF([.A98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.77204" calcext:value-type="float">
            <text:p>4.77204</text:p>
          </table:table-cell>
          <table:table-cell office:value-type="float" office:value="4.01669" calcext:value-type="float">
            <text:p>4.01669</text:p>
          </table:table-cell>
          <table:table-cell/>
          <table:table-cell table:formula="of:=IF([.A99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8794" calcext:value-type="float">
            <text:p>4.48794</text:p>
          </table:table-cell>
          <table:table-cell/>
          <table:table-cell table:formula="of:=IF([.A100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5785" calcext:value-type="float">
            <text:p>4.15785</text:p>
          </table:table-cell>
          <table:table-cell/>
          <table:table-cell table:formula="of:=IF([.A101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4683" calcext:value-type="float">
            <text:p>3.94683</text:p>
          </table:table-cell>
          <table:table-cell/>
          <table:table-cell table:formula="of:=IF([.A102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895" calcext:value-type="float">
            <text:p>3.8895</text:p>
          </table:table-cell>
          <table:table-cell/>
          <table:table-cell table:formula="of:=IF([.A103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32056" calcext:value-type="float">
            <text:p>6.32056</text:p>
          </table:table-cell>
          <table:table-cell office:value-type="float" office:value="3.8321" calcext:value-type="float">
            <text:p>3.8321</text:p>
          </table:table-cell>
          <table:table-cell/>
          <table:table-cell table:formula="of:=IF([.A104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4032" calcext:value-type="float">
            <text:p>3.84032</text:p>
          </table:table-cell>
          <table:table-cell/>
          <table:table-cell table:formula="of:=IF([.A105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7009" calcext:value-type="float">
            <text:p>3.67009</text:p>
          </table:table-cell>
          <table:table-cell/>
          <table:table-cell table:formula="of:=IF([.A106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9948" calcext:value-type="float">
            <text:p>3.39948</text:p>
          </table:table-cell>
          <table:table-cell/>
          <table:table-cell table:formula="of:=IF([.A107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2106" calcext:value-type="float">
            <text:p>3.22106</text:p>
          </table:table-cell>
          <table:table-cell/>
          <table:table-cell table:formula="of:=IF([.A108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3647" calcext:value-type="float">
            <text:p>3.13647</text:p>
          </table:table-cell>
          <table:table-cell/>
          <table:table-cell table:formula="of:=IF([.A109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34888" calcext:value-type="float">
            <text:p>6.34888</text:p>
          </table:table-cell>
          <table:table-cell office:value-type="float" office:value="2.99019" calcext:value-type="float">
            <text:p>2.99019</text:p>
          </table:table-cell>
          <table:table-cell/>
          <table:table-cell table:formula="of:=IF([.A110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9286" calcext:value-type="float">
            <text:p>3.59286</text:p>
          </table:table-cell>
          <table:table-cell/>
          <table:table-cell table:formula="of:=IF([.A111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1727" calcext:value-type="float">
            <text:p>3.41727</text:p>
          </table:table-cell>
          <table:table-cell/>
          <table:table-cell table:formula="of:=IF([.A112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4445" calcext:value-type="float">
            <text:p>3.14445</text:p>
          </table:table-cell>
          <table:table-cell/>
          <table:table-cell table:formula="of:=IF([.A113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7028" calcext:value-type="float">
            <text:p>2.97028</text:p>
          </table:table-cell>
          <table:table-cell/>
          <table:table-cell table:formula="of:=IF([.A114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7853" calcext:value-type="float">
            <text:p>2.87853</text:p>
          </table:table-cell>
          <table:table-cell/>
          <table:table-cell table:formula="of:=IF([.A115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10897" calcext:value-type="float">
            <text:p>4.10897</text:p>
          </table:table-cell>
          <table:table-cell office:value-type="float" office:value="2.70508" calcext:value-type="float">
            <text:p>2.70508</text:p>
          </table:table-cell>
          <table:table-cell/>
          <table:table-cell table:formula="of:=IF([.A116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5634" calcext:value-type="float">
            <text:p>4.35634</text:p>
          </table:table-cell>
          <table:table-cell/>
          <table:table-cell table:formula="of:=IF([.A117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9589" calcext:value-type="float">
            <text:p>4.19589</text:p>
          </table:table-cell>
          <table:table-cell/>
          <table:table-cell table:formula="of:=IF([.A118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0193" calcext:value-type="float">
            <text:p>3.90193</text:p>
          </table:table-cell>
          <table:table-cell/>
          <table:table-cell table:formula="of:=IF([.A119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0613" calcext:value-type="float">
            <text:p>3.70613</text:p>
          </table:table-cell>
          <table:table-cell/>
          <table:table-cell table:formula="of:=IF([.A120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3973" calcext:value-type="float">
            <text:p>3.63973</text:p>
          </table:table-cell>
          <table:table-cell/>
          <table:table-cell table:formula="of:=IF([.A121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00904" calcext:value-type="float">
            <text:p>4.00904</text:p>
          </table:table-cell>
          <table:table-cell office:value-type="float" office:value="3.552" calcext:value-type="float">
            <text:p>3.552</text:p>
          </table:table-cell>
          <table:table-cell/>
          <table:table-cell table:formula="of:=IF([.A122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9321" calcext:value-type="float">
            <text:p>5.29321</text:p>
          </table:table-cell>
          <table:table-cell/>
          <table:table-cell table:formula="of:=IF([.A123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9687" calcext:value-type="float">
            <text:p>4.89687</text:p>
          </table:table-cell>
          <table:table-cell/>
          <table:table-cell table:formula="of:=IF([.A124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4906" calcext:value-type="float">
            <text:p>4.44906</text:p>
          </table:table-cell>
          <table:table-cell/>
          <table:table-cell table:formula="of:=IF([.A125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9292" calcext:value-type="float">
            <text:p>4.39292</text:p>
          </table:table-cell>
          <table:table-cell/>
          <table:table-cell table:formula="of:=IF([.A126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2465" calcext:value-type="float">
            <text:p>4.22465</text:p>
          </table:table-cell>
          <table:table-cell/>
          <table:table-cell table:formula="of:=IF([.A127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105" calcext:value-type="float">
            <text:p>4.0105</text:p>
          </table:table-cell>
          <table:table-cell/>
          <table:table-cell table:formula="of:=IF([.A128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7161" calcext:value-type="float">
            <text:p>4.67161</text:p>
          </table:table-cell>
          <table:table-cell/>
          <table:table-cell table:formula="of:=IF([.A129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9267" calcext:value-type="float">
            <text:p>4.29267</text:p>
          </table:table-cell>
          <table:table-cell/>
          <table:table-cell table:formula="of:=IF([.A130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8323" calcext:value-type="float">
            <text:p>3.88323</text:p>
          </table:table-cell>
          <table:table-cell/>
          <table:table-cell table:formula="of:=IF([.A131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8806" calcext:value-type="float">
            <text:p>3.78806</text:p>
          </table:table-cell>
          <table:table-cell/>
          <table:table-cell table:formula="of:=IF([.A132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0999" calcext:value-type="float">
            <text:p>3.60999</text:p>
          </table:table-cell>
          <table:table-cell/>
          <table:table-cell table:formula="of:=IF([.A133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6859" calcext:value-type="float">
            <text:p>3.36859</text:p>
          </table:table-cell>
          <table:table-cell/>
          <table:table-cell table:formula="of:=IF([.A134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0922" calcext:value-type="float">
            <text:p>4.30922</text:p>
          </table:table-cell>
          <table:table-cell/>
          <table:table-cell table:formula="of:=IF([.A135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8382" calcext:value-type="float">
            <text:p>3.98382</text:p>
          </table:table-cell>
          <table:table-cell/>
          <table:table-cell table:formula="of:=IF([.A136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5972" calcext:value-type="float">
            <text:p>3.65972</text:p>
          </table:table-cell>
          <table:table-cell/>
          <table:table-cell table:formula="of:=IF([.A137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6324" calcext:value-type="float">
            <text:p>3.56324</text:p>
          </table:table-cell>
          <table:table-cell/>
          <table:table-cell table:formula="of:=IF([.A138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8895" calcext:value-type="float">
            <text:p>3.38895</text:p>
          </table:table-cell>
          <table:table-cell/>
          <table:table-cell table:formula="of:=IF([.A139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4373" calcext:value-type="float">
            <text:p>3.14373</text:p>
          </table:table-cell>
          <table:table-cell/>
          <table:table-cell table:formula="of:=IF([.A140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14854" calcext:value-type="float">
            <text:p>5.14854</text:p>
          </table:table-cell>
          <table:table-cell/>
          <table:table-cell table:formula="of:=IF([.A141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435" calcext:value-type="float">
            <text:p>4.7435</text:p>
          </table:table-cell>
          <table:table-cell/>
          <table:table-cell table:formula="of:=IF([.A142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6503" calcext:value-type="float">
            <text:p>4.26503</text:p>
          </table:table-cell>
          <table:table-cell/>
          <table:table-cell table:formula="of:=IF([.A143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9979" calcext:value-type="float">
            <text:p>4.19979</text:p>
          </table:table-cell>
          <table:table-cell/>
          <table:table-cell table:formula="of:=IF([.A144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2604" calcext:value-type="float">
            <text:p>4.02604</text:p>
          </table:table-cell>
          <table:table-cell/>
          <table:table-cell table:formula="of:=IF([.A145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0045" calcext:value-type="float">
            <text:p>3.80045</text:p>
          </table:table-cell>
          <table:table-cell/>
          <table:table-cell table:formula="of:=IF([.A146]&gt;0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6643" calcext:value-type="float">
            <text:p>3.76643</text:p>
          </table:table-cell>
          <table:table-cell office:value-type="float" office:value="2.83871" calcext:value-type="float">
            <text:p>2.83871</text:p>
          </table:table-cell>
          <table:table-cell/>
          <table:table-cell table:formula="of:=IF([.A147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.55006" calcext:value-type="float">
            <text:p>3.55006</text:p>
          </table:table-cell>
          <table:table-cell office:value-type="float" office:value="2.65404" calcext:value-type="float">
            <text:p>2.65404</text:p>
          </table:table-cell>
          <table:table-cell/>
          <table:table-cell table:formula="of:=IF([.A148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.51279" calcext:value-type="float">
            <text:p>3.51279</text:p>
          </table:table-cell>
          <table:table-cell office:value-type="float" office:value="2.56184" calcext:value-type="float">
            <text:p>2.56184</text:p>
          </table:table-cell>
          <table:table-cell/>
          <table:table-cell table:formula="of:=IF([.A149]&gt;0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.42013" calcext:value-type="float">
            <text:p>3.42013</text:p>
          </table:table-cell>
          <table:table-cell office:value-type="float" office:value="2.34748" calcext:value-type="float">
            <text:p>2.34748</text:p>
          </table:table-cell>
          <table:table-cell/>
          <table:table-cell table:formula="of:=IF([.A150]&gt;0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Método geométrico</text:p>
          </table:table-cell>
          <table:table-cell office:value-type="string" calcext:value-type="string">
            <text:p>Método numerico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/>
          <table:table-cell table:number-columns-repeated="2" office:value-type="float" office:value="150" calcext:value-type="float">
            <text:p>150</text:p>
          </table:table-cell>
          <table:table-cell table:formula="of:=SUM([.D2:.D150])" office:value-type="float" office:value="63" calcext:value-type="float">
            <text:p>6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03:17:16.131717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6T22:09:39.944628276</dc:date>
    <meta:editing-duration>PT2H32M20S</meta:editing-duration>
    <meta:editing-cycles>6</meta:editing-cycles>
    <meta:generator>LibreOffice/5.1.6.2$Linux_X86_64 LibreOffice_project/10m0$Build-2</meta:generator>
    <meta:document-statistic meta:table-count="2" meta:cell-count="8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561cm" svg:height="22.73cm" xlink:href=".." xlink:type="simple" chart:class="chart:bar" chart:style-name="ch1">
        <chart:title svg:x="8.467cm" svg:y="0.378cm" chart:style-name="ch2">
          <text:p>Valor de la función de costo para cálculo de la cinemática inversa.</text:p>
        </chart:title>
        <chart:legend svg:x="25.333cm" svg:y="2.25cm" style:legend-expansion="custom" chartooo:width="6.531cm" chartooo:height="1.601cm" style:legend-expansion-aspect-ratio="4.07932542161149" chart:style-name="ch3"/>
        <chart:plot-area chart:style-name="ch4" table:cell-range-address="cost_function.A70:cost_function.B133" chart:data-source-has-labels="row" svg:x="1.715cm" svg:y="1.841cm" svg:width="31.447cm" svg:height="19.805cm">
          <chartooo:coordinate-region svg:x="2.389cm" svg:y="2.036cm" svg:width="30.773cm" svg:height="19.415cm"/>
          <chart:axis chart:dimension="x" chart:name="primary-x" chart:style-name="ch5"/>
          <chart:axis chart:dimension="y" chart:name="primary-y" chart:style-name="ch6">
            <chart:title svg:x="0.305cm" svg:y="14.702cm" chart:style-name="ch7">
              <text:p>Valor Función de costo</text:p>
            </chart:title>
            <chart:grid chart:style-name="ch8" chart:class="major"/>
          </chart:axis>
          <chart:series chart:style-name="ch9" chart:values-cell-range-address="cost_function.A71:cost_function.A133" chart:label-cell-address="cost_function.A70:cost_function.A70" chart:class="chart:bar">
            <chart:data-point chart:repeated="63"/>
          </chart:series>
          <chart:series chart:style-name="ch10" chart:values-cell-range-address="cost_function.B71:cost_function.B133" chart:label-cell-address="cost_function.B70:cost_function.B70" chart:class="chart:bar">
            <chart:data-point chart:repeated="6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It!</text:p>
                <draw:g>
                  <svg:desc>cost_function.A70:cost_function.A70</svg:desc>
                </draw:g>
              </table:table-cell>
              <table:table-cell office:value-type="string">
                <text:p>Algoritmo Geometrico</text:p>
                <draw:g>
                  <svg:desc>cost_function.B70:cost_function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93">
                <text:p>4.193</text:p>
                <draw:g>
                  <svg:desc>cost_function.A71:cost_function.A133</svg:desc>
                </draw:g>
              </table:table-cell>
              <table:table-cell office:value-type="float" office:value="2.90825">
                <text:p>2.90825</text:p>
                <draw:g>
                  <svg:desc>cost_function.B71:cost_function.B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8118">
                <text:p>4.08118</text:p>
              </table:table-cell>
              <table:table-cell office:value-type="float" office:value="2.67317">
                <text:p>2.673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1554">
                <text:p>4.01554</text:p>
              </table:table-cell>
              <table:table-cell office:value-type="float" office:value="2.3758">
                <text:p>2.3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2639">
                <text:p>4.32639</text:p>
              </table:table-cell>
              <table:table-cell office:value-type="float" office:value="2.3389">
                <text:p>2.3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1216">
                <text:p>5.21216</text:p>
              </table:table-cell>
              <table:table-cell office:value-type="float" office:value="2.56252">
                <text:p>2.56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1146">
                <text:p>4.91146</text:p>
              </table:table-cell>
              <table:table-cell office:value-type="float" office:value="2.2896">
                <text:p>2.2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62521">
                <text:p>4.62521</text:p>
              </table:table-cell>
              <table:table-cell office:value-type="float" office:value="1.97494">
                <text:p>1.97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6246">
                <text:p>4.46246</text:p>
              </table:table-cell>
              <table:table-cell office:value-type="float" office:value="1.89717">
                <text:p>1.897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11527">
                <text:p>4.11527</text:p>
              </table:table-cell>
              <table:table-cell office:value-type="float" office:value="1.85971">
                <text:p>1.85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962">
                <text:p>5.2962</text:p>
              </table:table-cell>
              <table:table-cell office:value-type="float" office:value="2.43214">
                <text:p>2.432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8902">
                <text:p>4.98902</text:p>
              </table:table-cell>
              <table:table-cell office:value-type="float" office:value="2.14335">
                <text:p>2.143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69733">
                <text:p>4.69733</text:p>
              </table:table-cell>
              <table:table-cell office:value-type="float" office:value="1.81866">
                <text:p>1.818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2513">
                <text:p>4.52513</text:p>
              </table:table-cell>
              <table:table-cell office:value-type="float" office:value="1.73503">
                <text:p>1.735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16976">
                <text:p>4.16976</text:p>
              </table:table-cell>
              <table:table-cell office:value-type="float" office:value="1.71651">
                <text:p>1.7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11602">
                <text:p>5.11602</text:p>
              </table:table-cell>
              <table:table-cell office:value-type="float" office:value="2.80174">
                <text:p>2.80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79172">
                <text:p>4.79172</text:p>
              </table:table-cell>
              <table:table-cell office:value-type="float" office:value="2.55621">
                <text:p>2.556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49292">
                <text:p>4.49292</text:p>
              </table:table-cell>
              <table:table-cell office:value-type="float" office:value="2.25585">
                <text:p>2.255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31189">
                <text:p>4.31189</text:p>
              </table:table-cell>
              <table:table-cell office:value-type="float" office:value="2.20144">
                <text:p>2.20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1354">
                <text:p>3.91354</text:p>
              </table:table-cell>
              <table:table-cell office:value-type="float" office:value="2.12065">
                <text:p>2.12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56741">
                <text:p>5.56741</text:p>
              </table:table-cell>
              <table:table-cell office:value-type="float" office:value="3.34723">
                <text:p>3.347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2753">
                <text:p>5.2753</text:p>
              </table:table-cell>
              <table:table-cell office:value-type="float" office:value="3.20616">
                <text:p>3.206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92291">
                <text:p>4.92291</text:p>
              </table:table-cell>
              <table:table-cell office:value-type="float" office:value="3.02358">
                <text:p>3.023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76854">
                <text:p>4.76854</text:p>
              </table:table-cell>
              <table:table-cell office:value-type="float" office:value="2.85377">
                <text:p>2.853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5526">
                <text:p>4.65526</text:p>
              </table:table-cell>
              <table:table-cell office:value-type="float" office:value="2.74807">
                <text:p>2.748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40396">
                <text:p>5.40396</text:p>
              </table:table-cell>
              <table:table-cell office:value-type="float" office:value="2.49574">
                <text:p>2.495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93436">
                <text:p>4.93436</text:p>
              </table:table-cell>
              <table:table-cell office:value-type="float" office:value="2.63739">
                <text:p>2.637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57928">
                <text:p>4.57928</text:p>
              </table:table-cell>
              <table:table-cell office:value-type="float" office:value="2.37979">
                <text:p>2.379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3686">
                <text:p>4.3686</text:p>
              </table:table-cell>
              <table:table-cell office:value-type="float" office:value="2.15922">
                <text:p>2.159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27932">
                <text:p>4.27932</text:p>
              </table:table-cell>
              <table:table-cell office:value-type="float" office:value="2.10523">
                <text:p>2.105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06059">
                <text:p>4.06059</text:p>
              </table:table-cell>
              <table:table-cell office:value-type="float" office:value="1.98505">
                <text:p>1.985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1014">
                <text:p>2.81014</text:p>
              </table:table-cell>
              <table:table-cell office:value-type="float" office:value="2.41539">
                <text:p>2.415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47195">
                <text:p>2.47195</text:p>
              </table:table-cell>
              <table:table-cell office:value-type="float" office:value="2.11308">
                <text:p>2.113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1726">
                <text:p>2.21726</text:p>
              </table:table-cell>
              <table:table-cell office:value-type="float" office:value="1.87113">
                <text:p>1.871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134">
                <text:p>2.2134</text:p>
              </table:table-cell>
              <table:table-cell office:value-type="float" office:value="1.84277">
                <text:p>1.842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0424">
                <text:p>2.20424</text:p>
              </table:table-cell>
              <table:table-cell office:value-type="float" office:value="1.78069">
                <text:p>1.780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3556">
                <text:p>4.3556</text:p>
              </table:table-cell>
              <table:table-cell office:value-type="float" office:value="3.20165">
                <text:p>3.20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08521">
                <text:p>4.08521</text:p>
              </table:table-cell>
              <table:table-cell office:value-type="float" office:value="3.03573">
                <text:p>3.035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6643">
                <text:p>3.76643</text:p>
              </table:table-cell>
              <table:table-cell office:value-type="float" office:value="2.83871">
                <text:p>2.838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55006">
                <text:p>3.55006</text:p>
              </table:table-cell>
              <table:table-cell office:value-type="float" office:value="2.65404">
                <text:p>2.654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51279">
                <text:p>3.51279</text:p>
              </table:table-cell>
              <table:table-cell office:value-type="float" office:value="2.56184">
                <text:p>2.561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42013">
                <text:p>3.42013</text:p>
              </table:table-cell>
              <table:table-cell office:value-type="float" office:value="2.34748">
                <text:p>2.347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6089">
                <text:p>5.6089</text:p>
              </table:table-cell>
              <table:table-cell office:value-type="float" office:value="4.65084">
                <text:p>4.650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55322">
                <text:p>6.55322</text:p>
              </table:table-cell>
              <table:table-cell office:value-type="float" office:value="4.31039">
                <text:p>4.310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87375">
                <text:p>5.87375</text:p>
              </table:table-cell>
              <table:table-cell office:value-type="float" office:value="3.55557">
                <text:p>3.555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96473">
                <text:p>4.96473</text:p>
              </table:table-cell>
              <table:table-cell office:value-type="float" office:value="4.72593">
                <text:p>4.725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14442">
                <text:p>6.14442</text:p>
              </table:table-cell>
              <table:table-cell office:value-type="float" office:value="3.9067">
                <text:p>3.90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4814">
                <text:p>5.4814</text:p>
              </table:table-cell>
              <table:table-cell office:value-type="float" office:value="2.74614">
                <text:p>2.746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52999">
                <text:p>4.52999</text:p>
              </table:table-cell>
              <table:table-cell office:value-type="float" office:value="4.77494">
                <text:p>4.774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675">
                <text:p>4.675</text:p>
              </table:table-cell>
              <table:table-cell office:value-type="float" office:value="3.32482">
                <text:p>3.324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74154">
                <text:p>4.74154</text:p>
              </table:table-cell>
              <table:table-cell office:value-type="float" office:value="2.21907">
                <text:p>2.219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17724">
                <text:p>2.17724</text:p>
              </table:table-cell>
              <table:table-cell office:value-type="float" office:value="4.67364">
                <text:p>4.673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24438">
                <text:p>2.24438</text:p>
              </table:table-cell>
              <table:table-cell office:value-type="float" office:value="4.2496">
                <text:p>4.24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32431">
                <text:p>2.32431</text:p>
              </table:table-cell>
              <table:table-cell office:value-type="float" office:value="3.37945">
                <text:p>3.379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00649">
                <text:p>5.00649</text:p>
              </table:table-cell>
              <table:table-cell office:value-type="float" office:value="4.05165">
                <text:p>4.051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191">
                <text:p>5.191</text:p>
              </table:table-cell>
              <table:table-cell office:value-type="float" office:value="4.44156">
                <text:p>4.441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05822">
                <text:p>5.05822</text:p>
              </table:table-cell>
              <table:table-cell office:value-type="float" office:value="3.02735">
                <text:p>3.027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98111">
                <text:p>4.98111</text:p>
              </table:table-cell>
              <table:table-cell office:value-type="float" office:value="2.46968">
                <text:p>2.469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02641">
                <text:p>5.02641</text:p>
              </table:table-cell>
              <table:table-cell office:value-type="float" office:value="3.66901">
                <text:p>3.669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77204">
                <text:p>4.77204</text:p>
              </table:table-cell>
              <table:table-cell office:value-type="float" office:value="4.01669">
                <text:p>4.016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32056">
                <text:p>6.32056</text:p>
              </table:table-cell>
              <table:table-cell office:value-type="float" office:value="3.8321">
                <text:p>3.83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34888">
                <text:p>6.34888</text:p>
              </table:table-cell>
              <table:table-cell office:value-type="float" office:value="2.99019">
                <text:p>2.990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10897">
                <text:p>4.10897</text:p>
              </table:table-cell>
              <table:table-cell office:value-type="float" office:value="2.70508">
                <text:p>2.705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00904">
                <text:p>4.00904</text:p>
              </table:table-cell>
              <table:table-cell office:value-type="float" office:value="3.552">
                <text:p>3.5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2pt" fo:font-weight="bold" style:font-size-asian="13pt" style:font-size-complex="13pt"/>
    </style:style>
    <style:style style:name="ch3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8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 draw:opacity="80%" dr3d:edge-rounding="5%"/>
      <style:text-properties fo:font-size="14pt" style:font-size-asian="10pt" style:font-size-complex="10pt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481cm" svg:height="20.321cm" xlink:href=".." xlink:type="simple" chart:class="chart:bar" chart:style-name="ch1">
        <chart:title svg:x="6.263cm" svg:y="0.541cm" chart:style-name="ch2">
          <text:p>Histograma de mínimo valor de función de costo</text:p>
        </chart:title>
        <chart:plot-area chart:style-name="ch3" table:cell-range-address="cost_function.C65:cost_function.E66" chart:data-source-has-labels="row" svg:x="2.144cm" svg:y="2.291cm" svg:width="26.04cm" svg:height="17.106cm">
          <chartooo:coordinate-region svg:x="2.818cm" svg:y="2.486cm" svg:width="25.366cm" svg:height="15.955cm"/>
          <chart:axis chart:dimension="x" chart:name="primary-x" chart:style-name="ch4" chartooo:axis-type="auto">
            <chartooo:date-scale/>
            <chart:categories table:cell-range-address="cost_function.C65:cost_function.E65"/>
          </chart:axis>
          <chart:axis chart:dimension="y" chart:name="primary-y" chart:style-name="ch5">
            <chart:title svg:x="0.447cm" svg:y="12.193cm" chart:style-name="ch6">
              <text:p>Eventos</text:p>
            </chart:title>
            <chart:grid chart:style-name="ch7" chart:class="major"/>
          </chart:axis>
          <chart:series chart:style-name="ch8" chart:values-cell-range-address="cost_function.C66:cost_function.E66" chart:class="chart:bar">
            <chart:data-point chart:repeated="2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mo geométrico</text:p>
                <draw:g>
                  <svg:desc>cost_function.C65:cost_function.E65</svg:desc>
                </draw:g>
              </table:table-cell>
              <table:table-cell office:value-type="string">
                <text:p/>
              </table:table-cell>
              <table:table-cell office:value-type="string">
                <text:p>moveIt!</text:p>
              </table:table-cell>
            </table:table-row>
          </table:table-header-rows>
          <table:table-rows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59">
                <text:p>59</text:p>
                <draw:g>
                  <svg:desc>cost_function.C66:cost_function.E6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2pt" fo:font-weight="bold" style:font-size-asian="13pt" style:font-size-complex="13pt"/>
    </style:style>
    <style:style style:name="ch3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7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8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ff420e" draw:opacity="80%" dr3d:edge-rounding="5%"/>
      <style:text-properties fo:font-size="14pt" fo:font-weight="bold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561cm" svg:height="15.241cm" xlink:href=".." xlink:type="simple" chart:class="chart:bar" chart:style-name="ch1">
        <chart:title svg:x="4.552cm" svg:y="0.439cm" chart:style-name="ch2">
          <text:p>Histograma de eventos exitosos para el cálculo de la cinemática inversa</text:p>
        </chart:title>
        <chart:plot-area chart:style-name="ch3" table:cell-range-address="Sheet2.B152:Sheet2.D153 Sheet2.C1:Sheet2.C1" chart:data-source-has-labels="both" svg:x="1.769cm" svg:y="2.627cm" svg:width="31.226cm" svg:height="11.652cm">
          <chartooo:coordinate-region svg:x="2.655cm" svg:y="2.627cm" svg:width="30.34cm" svg:height="10.696cm"/>
          <chart:axis chart:dimension="x" chart:name="primary-x" chart:style-name="ch4" chartooo:axis-type="auto">
            <chartooo:date-scale/>
            <chart:categories table:cell-range-address="Sheet2.B152:Sheet2.D152"/>
          </chart:axis>
          <chart:axis chart:dimension="y" chart:name="primary-y" chart:style-name="ch5">
            <chart:title svg:x="0cm" svg:y="9.802cm" chart:style-name="ch6">
              <text:p>Eventos</text:p>
            </chart:title>
            <chart:grid chart:style-name="ch7" chart:class="major"/>
          </chart:axis>
          <chart:series chart:style-name="ch8" chart:values-cell-range-address="Sheet2.B153:Sheet2.D153" chart:label-cell-address="Sheet2.C1:Sheet2.C1" chart:class="chart:bar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Sheet2.B152:Sheet2.D152</svg:desc>
                </draw:g>
              </table:table-cell>
              <table:table-cell office:value-type="string">
                <text:p>Método geométrico</text:p>
              </table:table-cell>
              <table:table-cell office:value-type="string">
                <text:p>Método numerico</text:p>
              </table:table-cell>
            </table:table-row>
          </table:table-header-rows>
          <table:table-rows>
            <table:table-row>
              <table:table-cell office:value-type="string">
                <text:p>Evenetos decálculo exitosos</text:p>
                <draw:g>
                  <svg:desc>Sheet2.C1:Sheet2.C1</svg:desc>
                </draw:g>
              </table:table-cell>
              <table:table-cell office:value-type="float" office:value="150">
                <text:p>150</text:p>
                <draw:g>
                  <svg:desc>Sheet2.B153:Sheet2.D153</svg:desc>
                </draw:g>
              </table:table-cell>
              <table:table-cell office:value-type="float" office:value="150">
                <text:p>150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